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 style:data-style-name="N2"/>
    <style:style style:name="ce5" style:family="table-cell" style:parent-style-name="Default" style:data-style-name="N128">
      <style:table-cell-properties fo:background-color="#fff5ce"/>
    </style:style>
    <style:style style:name="ce6" style:family="table-cell" style:parent-style-name="Default" style:data-style-name="N128">
      <style:table-cell-properties fo:background-color="#dde8cb"/>
      <style:text-properties fo:font-weight="bold" style:font-weight-asian="bold" style:font-weight-complex="bold"/>
    </style:style>
    <style:style style:name="ce7" style:family="table-cell" style:parent-style-name="Default" style:data-style-name="N128"/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9">
      <style:table-cell-properties fo:background-color="#fff5ce"/>
    </style:style>
    <style:style style:name="ce11" style:family="table-cell" style:parent-style-name="Default" style:data-style-name="N129">
      <style:table-cell-properties fo:background-color="#dde8cb"/>
      <style:text-properties fo:font-weight="bold" style:font-weight-asian="bold" style:font-weight-complex="bold"/>
    </style:style>
    <style:style style:name="ce1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chi_bd_definit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42694.2" calcext:value-type="float">
            <text:p>42694,2</text:p>
          </table:table-cell>
          <table:table-cell office:value-type="float" office:value="97.157086" calcext:value-type="float">
            <text:p>97,157086</text:p>
          </table:table-cell>
          <table:table-cell office:value-type="float" office:value="2.842914" calcext:value-type="float">
            <text:p>2,842914</text:p>
          </table:table-cell>
          <table:table-cell office:value-type="float" office:value="80.580406" calcext:value-type="float">
            <text:p>80,580406</text:p>
          </table:table-cell>
          <table:table-cell office:value-type="float" office:value="93.394922" calcext:value-type="float">
            <text:p>93,394922</text:p>
          </table:table-cell>
          <table:table-cell office:value-type="float" office:value="6.605078" calcext:value-type="float">
            <text:p>6,605078</text:p>
          </table:table-cell>
          <table:table-cell office:value-type="float" office:value="13.720785" calcext:value-type="float">
            <text:p>13,720785</text:p>
          </table:table-cell>
          <table:table-cell office:value-type="float" office:value="3.929564" calcext:value-type="float">
            <text:p>3,929564</text:p>
          </table:table-cell>
          <table:table-cell office:value-type="float" office:value="0" calcext:value-type="float">
            <text:p>0</text:p>
          </table:table-cell>
          <table:table-cell office:value-type="float" office:value="6.628516" calcext:value-type="float">
            <text:p>6,628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2" calcext:value-type="float">
            <text:p>8859,2</text:p>
          </table:table-cell>
          <table:table-cell office:value-type="float" office:value="78.915324" calcext:value-type="float">
            <text:p>78,915324</text:p>
          </table:table-cell>
          <table:table-cell office:value-type="float" office:value="21.084676" calcext:value-type="float">
            <text:p>21,084676</text:p>
          </table:table-cell>
          <table:table-cell office:value-type="float" office:value="79.004048" calcext:value-type="float">
            <text:p>79,004048</text:p>
          </table:table-cell>
          <table:table-cell office:value-type="float" office:value="79.004592" calcext:value-type="float">
            <text:p>79,004592</text:p>
          </table:table-cell>
          <table:table-cell office:value-type="float" office:value="20.995408" calcext:value-type="float">
            <text:p>20,995408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22.40802" calcext:value-type="float">
            <text:p>22,40802</text:p>
          </table:table-cell>
          <table:table-cell office:value-type="float" office:value="0" calcext:value-type="float">
            <text:p>0</text:p>
          </table:table-cell>
          <table:table-cell office:value-type="float" office:value="6.91352" calcext:value-type="float">
            <text:p>6,9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2.2" calcext:value-type="float">
            <text:p>8862,2</text:p>
          </table:table-cell>
          <table:table-cell office:value-type="float" office:value="76.763819" calcext:value-type="float">
            <text:p>76,763819</text:p>
          </table:table-cell>
          <table:table-cell office:value-type="float" office:value="23.236181" calcext:value-type="float">
            <text:p>23,236181</text:p>
          </table:table-cell>
          <table:table-cell office:value-type="float" office:value="77.017342" calcext:value-type="float">
            <text:p>77,017342</text:p>
          </table:table-cell>
          <table:table-cell office:value-type="float" office:value="77.017607" calcext:value-type="float">
            <text:p>77,017607</text:p>
          </table:table-cell>
          <table:table-cell office:value-type="float" office:value="22.982393" calcext:value-type="float">
            <text:p>22,982393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0.977214" calcext:value-type="float">
            <text:p>20,977214</text:p>
          </table:table-cell>
          <table:table-cell office:value-type="float" office:value="0" calcext:value-type="float">
            <text:p>0</text:p>
          </table:table-cell>
          <table:table-cell office:value-type="float" office:value="6.96584" calcext:value-type="float">
            <text:p>6,96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6" calcext:value-type="float">
            <text:p>8866</text:p>
          </table:table-cell>
          <table:table-cell office:value-type="float" office:value="96.749336" calcext:value-type="float">
            <text:p>96,749336</text:p>
          </table:table-cell>
          <table:table-cell office:value-type="float" office:value="3.250664" calcext:value-type="float">
            <text:p>3,250664</text:p>
          </table:table-cell>
          <table:table-cell office:value-type="float" office:value="96.701961" calcext:value-type="float">
            <text:p>96,701961</text:p>
          </table:table-cell>
          <table:table-cell office:value-type="float" office:value="96.70296" calcext:value-type="float">
            <text:p>96,70296</text:p>
          </table:table-cell>
          <table:table-cell office:value-type="float" office:value="3.29704" calcext:value-type="float">
            <text:p>3,29704</text:p>
          </table:table-cell>
          <table:table-cell office:value-type="float" office:value="0.001033" calcext:value-type="float">
            <text:p>0,001033</text:p>
          </table:table-cell>
          <table:table-cell office:value-type="float" office:value="21.952416" calcext:value-type="float">
            <text:p>21,952416</text:p>
          </table:table-cell>
          <table:table-cell office:value-type="float" office:value="0" calcext:value-type="float">
            <text:p>0</text:p>
          </table:table-cell>
          <table:table-cell office:value-type="float" office:value="6.09948" calcext:value-type="float">
            <text:p>6,0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8" calcext:value-type="float">
            <text:p>8859,8</text:p>
          </table:table-cell>
          <table:table-cell office:value-type="float" office:value="98.639529" calcext:value-type="float">
            <text:p>98,639529</text:p>
          </table:table-cell>
          <table:table-cell office:value-type="float" office:value="1.360471" calcext:value-type="float">
            <text:p>1,360471</text:p>
          </table:table-cell>
          <table:table-cell office:value-type="float" office:value="98.628428" calcext:value-type="float">
            <text:p>98,628428</text:p>
          </table:table-cell>
          <table:table-cell office:value-type="float" office:value="98.628767" calcext:value-type="float">
            <text:p>98,628767</text:p>
          </table:table-cell>
          <table:table-cell office:value-type="float" office:value="1.371233" calcext:value-type="float">
            <text:p>1,371233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2.609602" calcext:value-type="float">
            <text:p>22,609602</text:p>
          </table:table-cell>
          <table:table-cell office:value-type="float" office:value="0" calcext:value-type="float">
            <text:p>0</text:p>
          </table:table-cell>
          <table:table-cell office:value-type="float" office:value="5.894427" calcext:value-type="float">
            <text:p>5,894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65.4" calcext:value-type="float">
            <text:p>27765,4</text:p>
          </table:table-cell>
          <table:table-cell office:value-type="float" office:value="99.549857" calcext:value-type="float">
            <text:p>99,549857</text:p>
          </table:table-cell>
          <table:table-cell office:value-type="float" office:value="0.450143" calcext:value-type="float">
            <text:p>0,450143</text:p>
          </table:table-cell>
          <table:table-cell office:value-type="float" office:value="92.285675" calcext:value-type="float">
            <text:p>92,285675</text:p>
          </table:table-cell>
          <table:table-cell office:value-type="float" office:value="99.034936" calcext:value-type="float">
            <text:p>99,034936</text:p>
          </table:table-cell>
          <table:table-cell office:value-type="float" office:value="0.965064" calcext:value-type="float">
            <text:p>0,965064</text:p>
          </table:table-cell>
          <table:table-cell office:value-type="float" office:value="6.815031" calcext:value-type="float">
            <text:p>6,815031</text:p>
          </table:table-cell>
          <table:table-cell office:value-type="float" office:value="1.915033" calcext:value-type="float">
            <text:p>1,915033</text:p>
          </table:table-cell>
          <table:table-cell office:value-type="float" office:value="0" calcext:value-type="float">
            <text:p>0</text:p>
          </table:table-cell>
          <table:table-cell office:value-type="float" office:value="1.094872" calcext:value-type="float">
            <text:p>1,094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53.6" calcext:value-type="float">
            <text:p>27753,6</text:p>
          </table:table-cell>
          <table:table-cell office:value-type="float" office:value="90.30163" calcext:value-type="float">
            <text:p>90,30163</text:p>
          </table:table-cell>
          <table:table-cell office:value-type="float" office:value="9.69837" calcext:value-type="float">
            <text:p>9,69837</text:p>
          </table:table-cell>
          <table:table-cell office:value-type="float" office:value="79.586602" calcext:value-type="float">
            <text:p>79,586602</text:p>
          </table:table-cell>
          <table:table-cell office:value-type="float" office:value="85.394417" calcext:value-type="float">
            <text:p>85,394417</text:p>
          </table:table-cell>
          <table:table-cell office:value-type="float" office:value="14.605583" calcext:value-type="float">
            <text:p>14,605583</text:p>
          </table:table-cell>
          <table:table-cell office:value-type="float" office:value="6.801165" calcext:value-type="float">
            <text:p>6,801165</text:p>
          </table:table-cell>
          <table:table-cell office:value-type="float" office:value="2.05279" calcext:value-type="float">
            <text:p>2,05279</text:p>
          </table:table-cell>
          <table:table-cell office:value-type="float" office:value="0" calcext:value-type="float">
            <text:p>0</text:p>
          </table:table-cell>
          <table:table-cell office:value-type="float" office:value="1.036392" calcext:value-type="float">
            <text:p>1,036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61.2" calcext:value-type="float">
            <text:p>27761,2</text:p>
          </table:table-cell>
          <table:table-cell office:value-type="float" office:value="96.767045" calcext:value-type="float">
            <text:p>96,767045</text:p>
          </table:table-cell>
          <table:table-cell office:value-type="float" office:value="3.232955" calcext:value-type="float">
            <text:p>3,232955</text:p>
          </table:table-cell>
          <table:table-cell office:value-type="float" office:value="88.537953" calcext:value-type="float">
            <text:p>88,537953</text:p>
          </table:table-cell>
          <table:table-cell office:value-type="float" office:value="95.004038" calcext:value-type="float">
            <text:p>95,004038</text:p>
          </table:table-cell>
          <table:table-cell office:value-type="float" office:value="4.995962" calcext:value-type="float">
            <text:p>4,995962</text:p>
          </table:table-cell>
          <table:table-cell office:value-type="float" office:value="6.806117" calcext:value-type="float">
            <text:p>6,806117</text:p>
          </table:table-cell>
          <table:table-cell office:value-type="float" office:value="1.673841" calcext:value-type="float">
            <text:p>1,673841</text:p>
          </table:table-cell>
          <table:table-cell office:value-type="float" office:value="0" calcext:value-type="float">
            <text:p>0</text:p>
          </table:table-cell>
          <table:table-cell office:value-type="float" office:value="0.90923" calcext:value-type="float">
            <text:p>0,90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58" calcext:value-type="float">
            <text:p>27758</text:p>
          </table:table-cell>
          <table:table-cell office:value-type="float" office:value="88.987105" calcext:value-type="float">
            <text:p>88,987105</text:p>
          </table:table-cell>
          <table:table-cell office:value-type="float" office:value="11.012895" calcext:value-type="float">
            <text:p>11,012895</text:p>
          </table:table-cell>
          <table:table-cell office:value-type="float" office:value="78.26341" calcext:value-type="float">
            <text:p>78,26341</text:p>
          </table:table-cell>
          <table:table-cell office:value-type="float" office:value="83.992517" calcext:value-type="float">
            <text:p>83,992517</text:p>
          </table:table-cell>
          <table:table-cell office:value-type="float" office:value="16.007483" calcext:value-type="float">
            <text:p>16,007483</text:p>
          </table:table-cell>
          <table:table-cell office:value-type="float" office:value="6.820973" calcext:value-type="float">
            <text:p>6,820973</text:p>
          </table:table-cell>
          <table:table-cell office:value-type="float" office:value="1.880088" calcext:value-type="float">
            <text:p>1,880088</text:p>
          </table:table-cell>
          <table:table-cell office:value-type="float" office:value="0" calcext:value-type="float">
            <text:p>0</text:p>
          </table:table-cell>
          <table:table-cell office:value-type="float" office:value="0.96173" calcext:value-type="float">
            <text:p>0,96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do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61.6" calcext:value-type="float">
            <text:p>4261,6</text:p>
          </table:table-cell>
          <table:table-cell office:value-type="float" office:value="99.943676" calcext:value-type="float">
            <text:p>99,943676</text:p>
          </table:table-cell>
          <table:table-cell office:value-type="float" office:value="0.056324" calcext:value-type="float">
            <text:p>0,056324</text:p>
          </table:table-cell>
          <table:table-cell office:value-type="float" office:value="99.938246" calcext:value-type="float">
            <text:p>99,938246</text:p>
          </table:table-cell>
          <table:table-cell office:value-type="float" office:value="99.945387" calcext:value-type="float">
            <text:p>99,945387</text:p>
          </table:table-cell>
          <table:table-cell office:value-type="float" office:value="0.054613" calcext:value-type="float">
            <text:p>0,054613</text:p>
          </table:table-cell>
          <table:table-cell office:value-type="float" office:value="0.007145" calcext:value-type="float">
            <text:p>0,007145</text:p>
          </table:table-cell>
          <table:table-cell office:value-type="float" office:value="136.112555" calcext:value-type="float">
            <text:p>136,112555</text:p>
          </table:table-cell>
          <table:table-cell office:value-type="float" office:value="0" calcext:value-type="float">
            <text:p>0</text:p>
          </table:table-cell>
          <table:table-cell office:value-type="float" office:value="23.811893" calcext:value-type="float">
            <text:p>23,811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norm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59.2" calcext:value-type="float">
            <text:p>4259,2</text:p>
          </table:table-cell>
          <table:table-cell office:value-type="float" office:value="99.909313" calcext:value-type="float">
            <text:p>99,909313</text:p>
          </table:table-cell>
          <table:table-cell office:value-type="float" office:value="0.090687" calcext:value-type="float">
            <text:p>0,090687</text:p>
          </table:table-cell>
          <table:table-cell office:value-type="float" office:value="99.9045" calcext:value-type="float">
            <text:p>99,9045</text:p>
          </table:table-cell>
          <table:table-cell office:value-type="float" office:value="99.911455" calcext:value-type="float">
            <text:p>99,911455</text:p>
          </table:table-cell>
          <table:table-cell office:value-type="float" office:value="0.088545" calcext:value-type="float">
            <text:p>0,088545</text:p>
          </table:table-cell>
          <table:table-cell office:value-type="float" office:value="0.006961" calcext:value-type="float">
            <text:p>0,006961</text:p>
          </table:table-cell>
          <table:table-cell office:value-type="float" office:value="135.721599" calcext:value-type="float">
            <text:p>135,721599</text:p>
          </table:table-cell>
          <table:table-cell office:value-type="float" office:value="0" calcext:value-type="float">
            <text:p>0</text:p>
          </table:table-cell>
          <table:table-cell office:value-type="float" office:value="23.698167" calcext:value-type="float">
            <text:p>23,698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probe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56.6" calcext:value-type="float">
            <text:p>4256,6</text:p>
          </table:table-cell>
          <table:table-cell office:value-type="float" office:value="99.984296" calcext:value-type="float">
            <text:p>99,984296</text:p>
          </table:table-cell>
          <table:table-cell office:value-type="float" office:value="0.015704" calcext:value-type="float">
            <text:p>0,015704</text:p>
          </table:table-cell>
          <table:table-cell office:value-type="float" office:value="99.978075" calcext:value-type="float">
            <text:p>99,978075</text:p>
          </table:table-cell>
          <table:table-cell office:value-type="float" office:value="99.984892" calcext:value-type="float">
            <text:p>99,984892</text:p>
          </table:table-cell>
          <table:table-cell office:value-type="float" office:value="0.015108" calcext:value-type="float">
            <text:p>0,015108</text:p>
          </table:table-cell>
          <table:table-cell office:value-type="float" office:value="0.006819" calcext:value-type="float">
            <text:p>0,006819</text:p>
          </table:table-cell>
          <table:table-cell office:value-type="float" office:value="140.019162" calcext:value-type="float">
            <text:p>140,019162</text:p>
          </table:table-cell>
          <table:table-cell office:value-type="float" office:value="0" calcext:value-type="float">
            <text:p>0</text:p>
          </table:table-cell>
          <table:table-cell office:value-type="float" office:value="23.911801" calcext:value-type="float">
            <text:p>23,911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r2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60.2" calcext:value-type="float">
            <text:p>4260,2</text:p>
          </table:table-cell>
          <table:table-cell office:value-type="float" office:value="99.981826" calcext:value-type="float">
            <text:p>99,981826</text:p>
          </table:table-cell>
          <table:table-cell office:value-type="float" office:value="0.018174" calcext:value-type="float">
            <text:p>0,018174</text:p>
          </table:table-cell>
          <table:table-cell office:value-type="float" office:value="99.973971" calcext:value-type="float">
            <text:p>99,973971</text:p>
          </table:table-cell>
          <table:table-cell office:value-type="float" office:value="99.980952" calcext:value-type="float">
            <text:p>99,980952</text:p>
          </table:table-cell>
          <table:table-cell office:value-type="float" office:value="0.019048" calcext:value-type="float">
            <text:p>0,019048</text:p>
          </table:table-cell>
          <table:table-cell office:value-type="float" office:value="0.006982" calcext:value-type="float">
            <text:p>0,006982</text:p>
          </table:table-cell>
          <table:table-cell office:value-type="float" office:value="129.53897" calcext:value-type="float">
            <text:p>129,53897</text:p>
          </table:table-cell>
          <table:table-cell office:value-type="float" office:value="0" calcext:value-type="float">
            <text:p>0</text:p>
          </table:table-cell>
          <table:table-cell office:value-type="float" office:value="23.57649" calcext:value-type="float">
            <text:p>23,57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05.6" calcext:value-type="float">
            <text:p>56105,6</text:p>
          </table:table-cell>
          <table:table-cell office:value-type="float" office:value="66.892803" calcext:value-type="float">
            <text:p>66,892803</text:p>
          </table:table-cell>
          <table:table-cell office:value-type="float" office:value="33.107197" calcext:value-type="float">
            <text:p>33,107197</text:p>
          </table:table-cell>
          <table:table-cell table:number-columns-repeated="2" office:value-type="float" office:value="62.254673" calcext:value-type="float">
            <text:p>62,254673</text:p>
          </table:table-cell>
          <table:table-cell office:value-type="float" office:value="37.745327" calcext:value-type="float">
            <text:p>37,745327</text:p>
          </table:table-cell>
          <table:table-cell office:value-type="float" office:value="0" calcext:value-type="float">
            <text:p>0</text:p>
          </table:table-cell>
          <table:table-cell office:value-type="float" office:value="7.735316" calcext:value-type="float">
            <text:p>7,735316</text:p>
          </table:table-cell>
          <table:table-cell office:value-type="float" office:value="0" calcext:value-type="float">
            <text:p>0</text:p>
          </table:table-cell>
          <table:table-cell office:value-type="float" office:value="2.551293" calcext:value-type="float">
            <text:p>2,551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093.8" calcext:value-type="float">
            <text:p>56093,8</text:p>
          </table:table-cell>
          <table:table-cell office:value-type="float" office:value="64.518238" calcext:value-type="float">
            <text:p>64,518238</text:p>
          </table:table-cell>
          <table:table-cell office:value-type="float" office:value="35.481762" calcext:value-type="float">
            <text:p>35,481762</text:p>
          </table:table-cell>
          <table:table-cell office:value-type="float" office:value="59.063189" calcext:value-type="float">
            <text:p>59,063189</text:p>
          </table:table-cell>
          <table:table-cell office:value-type="float" office:value="59.063246" calcext:value-type="float">
            <text:p>59,063246</text:p>
          </table:table-cell>
          <table:table-cell office:value-type="float" office:value="40.936754" calcext:value-type="float">
            <text:p>40,936754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7.935988" calcext:value-type="float">
            <text:p>7,935988</text:p>
          </table:table-cell>
          <table:table-cell office:value-type="float" office:value="0" calcext:value-type="float">
            <text:p>0</text:p>
          </table:table-cell>
          <table:table-cell office:value-type="float" office:value="2.90249" calcext:value-type="float">
            <text:p>2,90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56.4" calcext:value-type="float">
            <text:p>56156,4</text:p>
          </table:table-cell>
          <table:table-cell office:value-type="float" office:value="95.285017" calcext:value-type="float">
            <text:p>95,285017</text:p>
          </table:table-cell>
          <table:table-cell office:value-type="float" office:value="4.714983" calcext:value-type="float">
            <text:p>4,714983</text:p>
          </table:table-cell>
          <table:table-cell table:number-columns-repeated="2" office:value-type="float" office:value="95.094287" calcext:value-type="float">
            <text:p>95,094287</text:p>
          </table:table-cell>
          <table:table-cell office:value-type="float" office:value="4.905713" calcext:value-type="float">
            <text:p>4,905713</text:p>
          </table:table-cell>
          <table:table-cell office:value-type="float" office:value="0" calcext:value-type="float">
            <text:p>0</text:p>
          </table:table-cell>
          <table:table-cell office:value-type="float" office:value="7.578145" calcext:value-type="float">
            <text:p>7,578145</text:p>
          </table:table-cell>
          <table:table-cell office:value-type="float" office:value="0" calcext:value-type="float">
            <text:p>0</text:p>
          </table:table-cell>
          <table:table-cell office:value-type="float" office:value="2.047554" calcext:value-type="float">
            <text:p>2,047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82.4" calcext:value-type="float">
            <text:p>56182,4</text:p>
          </table:table-cell>
          <table:table-cell office:value-type="float" office:value="97.907823" calcext:value-type="float">
            <text:p>97,907823</text:p>
          </table:table-cell>
          <table:table-cell office:value-type="float" office:value="2.092177" calcext:value-type="float">
            <text:p>2,092177</text:p>
          </table:table-cell>
          <table:table-cell table:number-columns-repeated="2" office:value-type="float" office:value="97.789483" calcext:value-type="float">
            <text:p>97,789483</text:p>
          </table:table-cell>
          <table:table-cell office:value-type="float" office:value="2.210517" calcext:value-type="float">
            <text:p>2,210517</text:p>
          </table:table-cell>
          <table:table-cell office:value-type="float" office:value="0" calcext:value-type="float">
            <text:p>0</text:p>
          </table:table-cell>
          <table:table-cell office:value-type="float" office:value="8.624762" calcext:value-type="float">
            <text:p>8,624762</text:p>
          </table:table-cell>
          <table:table-cell office:value-type="float" office:value="0" calcext:value-type="float">
            <text:p>0</text:p>
          </table:table-cell>
          <table:table-cell office:value-type="float" office:value="1.642464" calcext:value-type="float">
            <text:p>1,642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245057" calcext:value-type="float">
            <text:p>245057</text:p>
          </table:table-cell>
          <table:table-cell office:value-type="float" office:value="25" calcext:value-type="float">
            <text:p>25</text:p>
          </table:table-cell>
          <table:table-cell office:value-type="float" office:value="93.646784" calcext:value-type="float">
            <text:p>93,646784</text:p>
          </table:table-cell>
          <table:table-cell office:value-type="float" office:value="6.353216" calcext:value-type="float">
            <text:p>6,353216</text:p>
          </table:table-cell>
          <table:table-cell table:number-columns-repeated="2" office:value-type="float" office:value="92.573973" calcext:value-type="float">
            <text:p>92,573973</text:p>
          </table:table-cell>
          <table:table-cell office:value-type="float" office:value="7.426027" calcext:value-type="float">
            <text:p>7,426027</text:p>
          </table:table-cell>
          <table:table-cell office:value-type="float" office:value="0" calcext:value-type="float">
            <text:p>0</text:p>
          </table:table-cell>
          <table:table-cell office:value-type="float" office:value="1.039096" calcext:value-type="float">
            <text:p>1,039096</text:p>
          </table:table-cell>
          <table:table-cell office:value-type="float" office:value="0" calcext:value-type="float">
            <text:p>0</text:p>
          </table:table-cell>
          <table:table-cell office:value-type="float" office:value="0.157145" calcext:value-type="float">
            <text:p>0,157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16.6" calcext:value-type="float">
            <text:p>10516,6</text:p>
          </table:table-cell>
          <table:table-cell office:value-type="float" office:value="64.456655" calcext:value-type="float">
            <text:p>64,456655</text:p>
          </table:table-cell>
          <table:table-cell office:value-type="float" office:value="35.543345" calcext:value-type="float">
            <text:p>35,543345</text:p>
          </table:table-cell>
          <table:table-cell office:value-type="float" office:value="68.54662" calcext:value-type="float">
            <text:p>68,54662</text:p>
          </table:table-cell>
          <table:table-cell office:value-type="float" office:value="68.546798" calcext:value-type="float">
            <text:p>68,546798</text:p>
          </table:table-cell>
          <table:table-cell office:value-type="float" office:value="31.453202" calcext:value-type="float">
            <text:p>31,45320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74.247542" calcext:value-type="float">
            <text:p>74,247542</text:p>
          </table:table-cell>
          <table:table-cell office:value-type="float" office:value="0" calcext:value-type="float">
            <text:p>0</text:p>
          </table:table-cell>
          <table:table-cell office:value-type="float" office:value="38.104431" calcext:value-type="float">
            <text:p>38,104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=============</text:p>
          </table:table-cell>
          <table:table-cell office:value-type="string" calcext:value-type="string">
            <text:p>-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ntinuo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42694.2" calcext:value-type="float">
            <text:p>42694,2</text:p>
          </table:table-cell>
          <table:table-cell office:value-type="float" office:value="0.788994" calcext:value-type="float">
            <text:p>0,788994</text:p>
          </table:table-cell>
          <table:table-cell office:value-type="float" office:value="-1" calcext:value-type="float">
            <text:p>-1</text:p>
          </table:table-cell>
          <table:table-cell office:value-type="float" office:value="0.440011" calcext:value-type="float">
            <text:p>0,440011</text:p>
          </table:table-cell>
          <table:table-cell office:value-type="float" office:value="0.51835" calcext:value-type="float">
            <text:p>0,51835</text:p>
          </table:table-cell>
          <table:table-cell office:value-type="float" office:value="-1" calcext:value-type="float">
            <text:p>-1</text:p>
          </table:table-cell>
          <table:table-cell office:value-type="float" office:value="13.720787" calcext:value-type="float">
            <text:p>13,720787</text:p>
          </table:table-cell>
          <table:table-cell office:value-type="float" office:value="3.661517" calcext:value-type="float">
            <text:p>3,661517</text:p>
          </table:table-cell>
          <table:table-cell office:value-type="float" office:value="0" calcext:value-type="float">
            <text:p>0</text:p>
          </table:table-cell>
          <table:table-cell office:value-type="float" office:value="6.094352" calcext:value-type="float">
            <text:p>6,094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2" calcext:value-type="float">
            <text:p>8859,2</text:p>
          </table:table-cell>
          <table:table-cell office:value-type="float" office:value="0.740292" calcext:value-type="float">
            <text:p>0,740292</text:p>
          </table:table-cell>
          <table:table-cell office:value-type="float" office:value="-1" calcext:value-type="float">
            <text:p>-1</text:p>
          </table:table-cell>
          <table:table-cell office:value-type="float" office:value="0.747086" calcext:value-type="float">
            <text:p>0,747086</text:p>
          </table:table-cell>
          <table:table-cell office:value-type="float" office:value="0.747091" calcext:value-type="float">
            <text:p>0,747091</text:p>
          </table:table-cell>
          <table:table-cell office:value-type="float" office:value="-1" calcext:value-type="float">
            <text:p>-1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19.850513" calcext:value-type="float">
            <text:p>19,850513</text:p>
          </table:table-cell>
          <table:table-cell office:value-type="float" office:value="0" calcext:value-type="float">
            <text:p>0</text:p>
          </table:table-cell>
          <table:table-cell office:value-type="float" office:value="6.486687" calcext:value-type="float">
            <text:p>6,486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2.2" calcext:value-type="float">
            <text:p>8862,2</text:p>
          </table:table-cell>
          <table:table-cell office:value-type="float" office:value="0.767036" calcext:value-type="float">
            <text:p>0,767036</text:p>
          </table:table-cell>
          <table:table-cell office:value-type="float" office:value="-1" calcext:value-type="float">
            <text:p>-1</text:p>
          </table:table-cell>
          <table:table-cell office:value-type="float" office:value="0.770187" calcext:value-type="float">
            <text:p>0,770187</text:p>
          </table:table-cell>
          <table:table-cell office:value-type="float" office:value="0.77019" calcext:value-type="float">
            <text:p>0,77019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3.040254" calcext:value-type="float">
            <text:p>23,040254</text:p>
          </table:table-cell>
          <table:table-cell office:value-type="float" office:value="0" calcext:value-type="float">
            <text:p>0</text:p>
          </table:table-cell>
          <table:table-cell office:value-type="float" office:value="6.600233" calcext:value-type="float">
            <text:p>6,600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6" calcext:value-type="float">
            <text:p>8866</text:p>
          </table:table-cell>
          <table:table-cell office:value-type="float" office:value="0.849329" calcext:value-type="float">
            <text:p>0,849329</text:p>
          </table:table-cell>
          <table:table-cell office:value-type="float" office:value="-1" calcext:value-type="float">
            <text:p>-1</text:p>
          </table:table-cell>
          <table:table-cell office:value-type="float" office:value="0.88107" calcext:value-type="float">
            <text:p>0,88107</text:p>
          </table:table-cell>
          <table:table-cell office:value-type="float" office:value="0.881075" calcext:value-type="float">
            <text:p>0,881075</text:p>
          </table:table-cell>
          <table:table-cell office:value-type="float" office:value="-1" calcext:value-type="float">
            <text:p>-1</text:p>
          </table:table-cell>
          <table:table-cell office:value-type="float" office:value="0.001033" calcext:value-type="float">
            <text:p>0,001033</text:p>
          </table:table-cell>
          <table:table-cell office:value-type="float" office:value="19.946917" calcext:value-type="float">
            <text:p>19,946917</text:p>
          </table:table-cell>
          <table:table-cell office:value-type="float" office:value="0" calcext:value-type="float">
            <text:p>0</text:p>
          </table:table-cell>
          <table:table-cell office:value-type="float" office:value="5.799063" calcext:value-type="float">
            <text:p>5,799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8" calcext:value-type="float">
            <text:p>8859,8</text:p>
          </table:table-cell>
          <table:table-cell office:value-type="float" office:value="0.86068" calcext:value-type="float">
            <text:p>0,86068</text:p>
          </table:table-cell>
          <table:table-cell office:value-type="float" office:value="-1" calcext:value-type="float">
            <text:p>-1</text:p>
          </table:table-cell>
          <table:table-cell office:value-type="float" office:value="0.852952" calcext:value-type="float">
            <text:p>0,852952</text:p>
          </table:table-cell>
          <table:table-cell office:value-type="float" office:value="0.852953" calcext:value-type="float">
            <text:p>0,852953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2.278096" calcext:value-type="float">
            <text:p>22,278096</text:p>
          </table:table-cell>
          <table:table-cell office:value-type="float" office:value="0" calcext:value-type="float">
            <text:p>0</text:p>
          </table:table-cell>
          <table:table-cell office:value-type="float" office:value="5.626456" calcext:value-type="float">
            <text:p>5,626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65.4" calcext:value-type="float">
            <text:p>27765,4</text:p>
          </table:table-cell>
          <table:table-cell office:value-type="float" office:value="0.994637" calcext:value-type="float">
            <text:p>0,994637</text:p>
          </table:table-cell>
          <table:table-cell office:value-type="float" office:value="-1" calcext:value-type="float">
            <text:p>-1</text:p>
          </table:table-cell>
          <table:table-cell office:value-type="float" office:value="0.91236" calcext:value-type="float">
            <text:p>0,91236</text:p>
          </table:table-cell>
          <table:table-cell office:value-type="float" office:value="0.988801" calcext:value-type="float">
            <text:p>0,988801</text:p>
          </table:table-cell>
          <table:table-cell office:value-type="float" office:value="-1" calcext:value-type="float">
            <text:p>-1</text:p>
          </table:table-cell>
          <table:table-cell office:value-type="float" office:value="6.815032" calcext:value-type="float">
            <text:p>6,815032</text:p>
          </table:table-cell>
          <table:table-cell office:value-type="float" office:value="2.006222" calcext:value-type="float">
            <text:p>2,006222</text:p>
          </table:table-cell>
          <table:table-cell office:value-type="float" office:value="0" calcext:value-type="float">
            <text:p>0</text:p>
          </table:table-cell>
          <table:table-cell office:value-type="float" office:value="1.048868" calcext:value-type="float">
            <text:p>1,048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53.6" calcext:value-type="float">
            <text:p>27753,6</text:p>
          </table:table-cell>
          <table:table-cell office:value-type="float" office:value="0.718395" calcext:value-type="float">
            <text:p>0,718395</text:p>
          </table:table-cell>
          <table:table-cell office:value-type="float" office:value="-1" calcext:value-type="float">
            <text:p>-1</text:p>
          </table:table-cell>
          <table:table-cell office:value-type="float" office:value="0.643647" calcext:value-type="float">
            <text:p>0,643647</text:p>
          </table:table-cell>
          <table:table-cell office:value-type="float" office:value="0.682658" calcext:value-type="float">
            <text:p>0,682658</text:p>
          </table:table-cell>
          <table:table-cell office:value-type="float" office:value="-1" calcext:value-type="float">
            <text:p>-1</text:p>
          </table:table-cell>
          <table:table-cell office:value-type="float" office:value="6.801167" calcext:value-type="float">
            <text:p>6,801167</text:p>
          </table:table-cell>
          <table:table-cell office:value-type="float" office:value="1.839477" calcext:value-type="float">
            <text:p>1,839477</text:p>
          </table:table-cell>
          <table:table-cell office:value-type="float" office:value="0" calcext:value-type="float">
            <text:p>0</text:p>
          </table:table-cell>
          <table:table-cell office:value-type="float" office:value="1.042336" calcext:value-type="float">
            <text:p>1,04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61.2" calcext:value-type="float">
            <text:p>27761,2</text:p>
          </table:table-cell>
          <table:table-cell office:value-type="float" office:value="0.972242" calcext:value-type="float">
            <text:p>0,972242</text:p>
          </table:table-cell>
          <table:table-cell office:value-type="float" office:value="-1" calcext:value-type="float">
            <text:p>-1</text:p>
          </table:table-cell>
          <table:table-cell office:value-type="float" office:value="0.892553" calcext:value-type="float">
            <text:p>0,892553</text:p>
          </table:table-cell>
          <table:table-cell office:value-type="float" office:value="0.939791" calcext:value-type="float">
            <text:p>0,939791</text:p>
          </table:table-cell>
          <table:table-cell office:value-type="float" office:value="-1" calcext:value-type="float">
            <text:p>-1</text:p>
          </table:table-cell>
          <table:table-cell office:value-type="float" office:value="6.806118" calcext:value-type="float">
            <text:p>6,806118</text:p>
          </table:table-cell>
          <table:table-cell office:value-type="float" office:value="2.053338" calcext:value-type="float">
            <text:p>2,053338</text:p>
          </table:table-cell>
          <table:table-cell office:value-type="float" office:value="0" calcext:value-type="float">
            <text:p>0</text:p>
          </table:table-cell>
          <table:table-cell office:value-type="float" office:value="0.931535" calcext:value-type="float">
            <text:p>0,931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27758" calcext:value-type="float">
            <text:p>27758</text:p>
          </table:table-cell>
          <table:table-cell office:value-type="float" office:value="0.567999" calcext:value-type="float">
            <text:p>0,567999</text:p>
          </table:table-cell>
          <table:table-cell office:value-type="float" office:value="-1" calcext:value-type="float">
            <text:p>-1</text:p>
          </table:table-cell>
          <table:table-cell office:value-type="float" office:value="0.527669" calcext:value-type="float">
            <text:p>0,527669</text:p>
          </table:table-cell>
          <table:table-cell office:value-type="float" office:value="0.555646" calcext:value-type="float">
            <text:p>0,555646</text:p>
          </table:table-cell>
          <table:table-cell office:value-type="float" office:value="-1" calcext:value-type="float">
            <text:p>-1</text:p>
          </table:table-cell>
          <table:table-cell office:value-type="float" office:value="6.820975" calcext:value-type="float">
            <text:p>6,820975</text:p>
          </table:table-cell>
          <table:table-cell office:value-type="float" office:value="2.390804" calcext:value-type="float">
            <text:p>2,390804</text:p>
          </table:table-cell>
          <table:table-cell office:value-type="float" office:value="0" calcext:value-type="float">
            <text:p>0</text:p>
          </table:table-cell>
          <table:table-cell office:value-type="float" office:value="1.065165" calcext:value-type="float">
            <text:p>1,065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do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61.6" calcext:value-type="float">
            <text:p>4261,6</text:p>
          </table:table-cell>
          <table:table-cell office:value-type="float" office:value="0.999444" calcext:value-type="float">
            <text:p>0,999444</text:p>
          </table:table-cell>
          <table:table-cell office:value-type="float" office:value="-1" calcext:value-type="float">
            <text:p>-1</text:p>
          </table:table-cell>
          <table:table-cell office:value-type="float" office:value="0.999318" calcext:value-type="float">
            <text:p>0,999318</text:p>
          </table:table-cell>
          <table:table-cell office:value-type="float" office:value="0.999483" calcext:value-type="float">
            <text:p>0,999483</text:p>
          </table:table-cell>
          <table:table-cell office:value-type="float" office:value="-1" calcext:value-type="float">
            <text:p>-1</text:p>
          </table:table-cell>
          <table:table-cell office:value-type="float" office:value="0.007145" calcext:value-type="float">
            <text:p>0,007145</text:p>
          </table:table-cell>
          <table:table-cell office:value-type="float" office:value="121.827598" calcext:value-type="float">
            <text:p>121,827598</text:p>
          </table:table-cell>
          <table:table-cell office:value-type="float" office:value="0" calcext:value-type="float">
            <text:p>0</text:p>
          </table:table-cell>
          <table:table-cell office:value-type="float" office:value="21.999266" calcext:value-type="float">
            <text:p>21,999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norm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59.2" calcext:value-type="float">
            <text:p>4259,2</text:p>
          </table:table-cell>
          <table:table-cell office:value-type="float" office:value="0.998911" calcext:value-type="float">
            <text:p>0,998911</text:p>
          </table:table-cell>
          <table:table-cell office:value-type="float" office:value="-1" calcext:value-type="float">
            <text:p>-1</text:p>
          </table:table-cell>
          <table:table-cell office:value-type="float" office:value="0.999023" calcext:value-type="float">
            <text:p>0,999023</text:p>
          </table:table-cell>
          <table:table-cell office:value-type="float" office:value="0.99916" calcext:value-type="float">
            <text:p>0,99916</text:p>
          </table:table-cell>
          <table:table-cell office:value-type="float" office:value="-1" calcext:value-type="float">
            <text:p>-1</text:p>
          </table:table-cell>
          <table:table-cell office:value-type="float" office:value="0.006961" calcext:value-type="float">
            <text:p>0,006961</text:p>
          </table:table-cell>
          <table:table-cell office:value-type="float" office:value="115.701019" calcext:value-type="float">
            <text:p>115,701019</text:p>
          </table:table-cell>
          <table:table-cell office:value-type="float" office:value="0" calcext:value-type="float">
            <text:p>0</text:p>
          </table:table-cell>
          <table:table-cell office:value-type="float" office:value="21.766953" calcext:value-type="float">
            <text:p>21,766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probe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56.6" calcext:value-type="float">
            <text:p>4256,6</text:p>
          </table:table-cell>
          <table:table-cell office:value-type="float" office:value="0.99239" calcext:value-type="float">
            <text:p>0,99239</text:p>
          </table:table-cell>
          <table:table-cell office:value-type="float" office:value="-1" calcext:value-type="float">
            <text:p>-1</text:p>
          </table:table-cell>
          <table:table-cell office:value-type="float" office:value="0.992225" calcext:value-type="float">
            <text:p>0,992225</text:p>
          </table:table-cell>
          <table:table-cell office:value-type="float" office:value="0.992894" calcext:value-type="float">
            <text:p>0,992894</text:p>
          </table:table-cell>
          <table:table-cell office:value-type="float" office:value="-1" calcext:value-type="float">
            <text:p>-1</text:p>
          </table:table-cell>
          <table:table-cell office:value-type="float" office:value="0.006819" calcext:value-type="float">
            <text:p>0,006819</text:p>
          </table:table-cell>
          <table:table-cell office:value-type="float" office:value="117.623462" calcext:value-type="float">
            <text:p>117,623462</text:p>
          </table:table-cell>
          <table:table-cell office:value-type="float" office:value="0" calcext:value-type="float">
            <text:p>0</text:p>
          </table:table-cell>
          <table:table-cell office:value-type="float" office:value="21.822778" calcext:value-type="float">
            <text:p>21,822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r2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4260.2" calcext:value-type="float">
            <text:p>4260,2</text:p>
          </table:table-cell>
          <table:table-cell office:value-type="float" office:value="0.739116" calcext:value-type="float">
            <text:p>0,739116</text:p>
          </table:table-cell>
          <table:table-cell office:value-type="float" office:value="-1" calcext:value-type="float">
            <text:p>-1</text:p>
          </table:table-cell>
          <table:table-cell office:value-type="float" office:value="0.503661" calcext:value-type="float">
            <text:p>0,503661</text:p>
          </table:table-cell>
          <table:table-cell office:value-type="float" office:value="0.507531" calcext:value-type="float">
            <text:p>0,507531</text:p>
          </table:table-cell>
          <table:table-cell office:value-type="float" office:value="-1" calcext:value-type="float">
            <text:p>-1</text:p>
          </table:table-cell>
          <table:table-cell office:value-type="float" office:value="0.006982" calcext:value-type="float">
            <text:p>0,006982</text:p>
          </table:table-cell>
          <table:table-cell office:value-type="float" office:value="123.406335" calcext:value-type="float">
            <text:p>123,406335</text:p>
          </table:table-cell>
          <table:table-cell office:value-type="float" office:value="0" calcext:value-type="float">
            <text:p>0</text:p>
          </table:table-cell>
          <table:table-cell office:value-type="float" office:value="21.879549" calcext:value-type="float">
            <text:p>21,879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05.6" calcext:value-type="float">
            <text:p>56105,6</text:p>
          </table:table-cell>
          <table:table-cell office:value-type="float" office:value="0.668922" calcext:value-type="float">
            <text:p>0,6689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622494" calcext:value-type="float">
            <text:p>0,6224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.735314" calcext:value-type="float">
            <text:p>7,735314</text:p>
          </table:table-cell>
          <table:table-cell office:value-type="float" office:value="0" calcext:value-type="float">
            <text:p>0</text:p>
          </table:table-cell>
          <table:table-cell office:value-type="float" office:value="2.688972" calcext:value-type="float">
            <text:p>2,688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093.8" calcext:value-type="float">
            <text:p>56093,8</text:p>
          </table:table-cell>
          <table:table-cell office:value-type="float" office:value="0.607642" calcext:value-type="float">
            <text:p>0,6076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0819" calcext:value-type="float">
            <text:p>0,50819</text:p>
          </table:table-cell>
          <table:table-cell office:value-type="float" office:value="-1" calcext:value-type="float">
            <text:p>-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8.440825" calcext:value-type="float">
            <text:p>8,440825</text:p>
          </table:table-cell>
          <table:table-cell office:value-type="float" office:value="0" calcext:value-type="float">
            <text:p>0</text:p>
          </table:table-cell>
          <table:table-cell office:value-type="float" office:value="2.914549" calcext:value-type="float">
            <text:p>2,914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56.4" calcext:value-type="float">
            <text:p>56156,4</text:p>
          </table:table-cell>
          <table:table-cell office:value-type="float" office:value="0.206757" calcext:value-type="float">
            <text:p>0,2067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103156" calcext:value-type="float">
            <text:p>0,1031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.847798" calcext:value-type="float">
            <text:p>7,847798</text:p>
          </table:table-cell>
          <table:table-cell office:value-type="float" office:value="0" calcext:value-type="float">
            <text:p>0</text:p>
          </table:table-cell>
          <table:table-cell office:value-type="float" office:value="1.682171" calcext:value-type="float">
            <text:p>1,682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82.4" calcext:value-type="float">
            <text:p>56182,4</text:p>
          </table:table-cell>
          <table:table-cell office:value-type="float" office:value="0.212155" calcext:value-type="float">
            <text:p>0,2121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98225" calcext:value-type="float">
            <text:p>0,0982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.448497" calcext:value-type="float">
            <text:p>8,448497</text:p>
          </table:table-cell>
          <table:table-cell office:value-type="float" office:value="0" calcext:value-type="float">
            <text:p>0</text:p>
          </table:table-cell>
          <table:table-cell office:value-type="float" office:value="1.665073" calcext:value-type="float">
            <text:p>1,665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245057" calcext:value-type="float">
            <text:p>245057</text:p>
          </table:table-cell>
          <table:table-cell office:value-type="float" office:value="25" calcext:value-type="float">
            <text:p>25</text:p>
          </table:table-cell>
          <table:table-cell office:value-type="float" office:value="0.883952" calcext:value-type="float">
            <text:p>0,88395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83681" calcext:value-type="float">
            <text:p>0,8368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951541" calcext:value-type="float">
            <text:p>0,951541</text:p>
          </table:table-cell>
          <table:table-cell office:value-type="float" office:value="0" calcext:value-type="float">
            <text:p>0</text:p>
          </table:table-cell>
          <table:table-cell office:value-type="float" office:value="0.152553" calcext:value-type="float">
            <text:p>0,152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16.6" calcext:value-type="float">
            <text:p>10516,6</text:p>
          </table:table-cell>
          <table:table-cell office:value-type="float" office:value="0.571495" calcext:value-type="float">
            <text:p>0,571495</text:p>
          </table:table-cell>
          <table:table-cell office:value-type="float" office:value="-1" calcext:value-type="float">
            <text:p>-1</text:p>
          </table:table-cell>
          <table:table-cell office:value-type="float" office:value="0.649571" calcext:value-type="float">
            <text:p>0,649571</text:p>
          </table:table-cell>
          <table:table-cell office:value-type="float" office:value="0.649573" calcext:value-type="float">
            <text:p>0,649573</text:p>
          </table:table-cell>
          <table:table-cell office:value-type="float" office:value="-1" calcext:value-type="float">
            <text:p>-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74.799969" calcext:value-type="float">
            <text:p>74,799969</text:p>
          </table:table-cell>
          <table:table-cell office:value-type="float" office:value="0" calcext:value-type="float">
            <text:p>0</text:p>
          </table:table-cell>
          <table:table-cell office:value-type="float" office:value="37.282747" calcext:value-type="float">
            <text:p>37,282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=============</text:p>
          </table:table-cell>
          <table:table-cell office:value-type="string" calcext:value-type="string">
            <text:p>-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nominal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66295.2" calcext:value-type="float">
            <text:p>66295,2</text:p>
          </table:table-cell>
          <table:table-cell office:value-type="float" office:value="0.927127" calcext:value-type="float">
            <text:p>0,927127</text:p>
          </table:table-cell>
          <table:table-cell office:value-type="float" office:value="-1" calcext:value-type="float">
            <text:p>-1</text:p>
          </table:table-cell>
          <table:table-cell office:value-type="float" office:value="0.26657" calcext:value-type="float">
            <text:p>0,26657</text:p>
          </table:table-cell>
          <table:table-cell office:value-type="float" office:value="0.616775" calcext:value-type="float">
            <text:p>0,616775</text:p>
          </table:table-cell>
          <table:table-cell office:value-type="float" office:value="-1" calcext:value-type="float">
            <text:p>-1</text:p>
          </table:table-cell>
          <table:table-cell office:value-type="float" office:value="48.886131" calcext:value-type="float">
            <text:p>48,886131</text:p>
          </table:table-cell>
          <table:table-cell office:value-type="float" office:value="5.022654" calcext:value-type="float">
            <text:p>5,022654</text:p>
          </table:table-cell>
          <table:table-cell office:value-type="float" office:value="0" calcext:value-type="float">
            <text:p>0</text:p>
          </table:table-cell>
          <table:table-cell office:value-type="float" office:value="1.352422" calcext:value-type="float">
            <text:p>1,35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2" calcext:value-type="float">
            <text:p>8859,2</text:p>
          </table:table-cell>
          <table:table-cell office:value-type="float" office:value="0.740292" calcext:value-type="float">
            <text:p>0,740292</text:p>
          </table:table-cell>
          <table:table-cell office:value-type="float" office:value="-1" calcext:value-type="float">
            <text:p>-1</text:p>
          </table:table-cell>
          <table:table-cell office:value-type="float" office:value="0.747086" calcext:value-type="float">
            <text:p>0,747086</text:p>
          </table:table-cell>
          <table:table-cell office:value-type="float" office:value="0.747091" calcext:value-type="float">
            <text:p>0,747091</text:p>
          </table:table-cell>
          <table:table-cell office:value-type="float" office:value="-1" calcext:value-type="float">
            <text:p>-1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22.081624" calcext:value-type="float">
            <text:p>22,081624</text:p>
          </table:table-cell>
          <table:table-cell office:value-type="float" office:value="0" calcext:value-type="float">
            <text:p>0</text:p>
          </table:table-cell>
          <table:table-cell office:value-type="float" office:value="6.807373" calcext:value-type="float">
            <text:p>6,807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2.2" calcext:value-type="float">
            <text:p>8862,2</text:p>
          </table:table-cell>
          <table:table-cell office:value-type="float" office:value="0.767036" calcext:value-type="float">
            <text:p>0,767036</text:p>
          </table:table-cell>
          <table:table-cell office:value-type="float" office:value="-1" calcext:value-type="float">
            <text:p>-1</text:p>
          </table:table-cell>
          <table:table-cell office:value-type="float" office:value="0.770187" calcext:value-type="float">
            <text:p>0,770187</text:p>
          </table:table-cell>
          <table:table-cell office:value-type="float" office:value="0.77019" calcext:value-type="float">
            <text:p>0,77019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2.848538" calcext:value-type="float">
            <text:p>22,848538</text:p>
          </table:table-cell>
          <table:table-cell office:value-type="float" office:value="0" calcext:value-type="float">
            <text:p>0</text:p>
          </table:table-cell>
          <table:table-cell office:value-type="float" office:value="6.936634" calcext:value-type="float">
            <text:p>6,936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6" calcext:value-type="float">
            <text:p>8866</text:p>
          </table:table-cell>
          <table:table-cell office:value-type="float" office:value="0.849329" calcext:value-type="float">
            <text:p>0,849329</text:p>
          </table:table-cell>
          <table:table-cell office:value-type="float" office:value="-1" calcext:value-type="float">
            <text:p>-1</text:p>
          </table:table-cell>
          <table:table-cell office:value-type="float" office:value="0.88107" calcext:value-type="float">
            <text:p>0,88107</text:p>
          </table:table-cell>
          <table:table-cell office:value-type="float" office:value="0.881075" calcext:value-type="float">
            <text:p>0,881075</text:p>
          </table:table-cell>
          <table:table-cell office:value-type="float" office:value="-1" calcext:value-type="float">
            <text:p>-1</text:p>
          </table:table-cell>
          <table:table-cell office:value-type="float" office:value="0.001033" calcext:value-type="float">
            <text:p>0,001033</text:p>
          </table:table-cell>
          <table:table-cell office:value-type="float" office:value="20.674079" calcext:value-type="float">
            <text:p>20,674079</text:p>
          </table:table-cell>
          <table:table-cell office:value-type="float" office:value="0" calcext:value-type="float">
            <text:p>0</text:p>
          </table:table-cell>
          <table:table-cell office:value-type="float" office:value="6.062478" calcext:value-type="float">
            <text:p>6,062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8" calcext:value-type="float">
            <text:p>8859,8</text:p>
          </table:table-cell>
          <table:table-cell office:value-type="float" office:value="0.86068" calcext:value-type="float">
            <text:p>0,86068</text:p>
          </table:table-cell>
          <table:table-cell office:value-type="float" office:value="-1" calcext:value-type="float">
            <text:p>-1</text:p>
          </table:table-cell>
          <table:table-cell office:value-type="float" office:value="0.852952" calcext:value-type="float">
            <text:p>0,852952</text:p>
          </table:table-cell>
          <table:table-cell office:value-type="float" office:value="0.852953" calcext:value-type="float">
            <text:p>0,852953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2.004738" calcext:value-type="float">
            <text:p>22,004738</text:p>
          </table:table-cell>
          <table:table-cell office:value-type="float" office:value="0" calcext:value-type="float">
            <text:p>0</text:p>
          </table:table-cell>
          <table:table-cell office:value-type="float" office:value="6.240199" calcext:value-type="float">
            <text:p>6,240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26.8" calcext:value-type="float">
            <text:p>49726,8</text:p>
          </table:table-cell>
          <table:table-cell office:value-type="float" office:value="0.999368" calcext:value-type="float">
            <text:p>0,999368</text:p>
          </table:table-cell>
          <table:table-cell office:value-type="float" office:value="-1" calcext:value-type="float">
            <text:p>-1</text:p>
          </table:table-cell>
          <table:table-cell office:value-type="float" office:value="0.505293" calcext:value-type="float">
            <text:p>0,505293</text:p>
          </table:table-cell>
          <table:table-cell office:value-type="float" office:value="0.998163" calcext:value-type="float">
            <text:p>0,998163</text:p>
          </table:table-cell>
          <table:table-cell office:value-type="float" office:value="-1" calcext:value-type="float">
            <text:p>-1</text:p>
          </table:table-cell>
          <table:table-cell office:value-type="float" office:value="42.476825" calcext:value-type="float">
            <text:p>42,476825</text:p>
          </table:table-cell>
          <table:table-cell office:value-type="float" office:value="2.977111" calcext:value-type="float">
            <text:p>2,977111</text:p>
          </table:table-cell>
          <table:table-cell office:value-type="float" office:value="0" calcext:value-type="float">
            <text:p>0</text:p>
          </table:table-cell>
          <table:table-cell office:value-type="float" office:value="0.63672" calcext:value-type="float">
            <text:p>0,63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667.2" calcext:value-type="float">
            <text:p>49667,2</text:p>
          </table:table-cell>
          <table:table-cell office:value-type="float" office:value="0.863422" calcext:value-type="float">
            <text:p>0,863422</text:p>
          </table:table-cell>
          <table:table-cell office:value-type="float" office:value="-1" calcext:value-type="float">
            <text:p>-1</text:p>
          </table:table-cell>
          <table:table-cell office:value-type="float" office:value="0.399539" calcext:value-type="float">
            <text:p>0,399539</text:p>
          </table:table-cell>
          <table:table-cell office:value-type="float" office:value="0.65786" calcext:value-type="float">
            <text:p>0,65786</text:p>
          </table:table-cell>
          <table:table-cell office:value-type="float" office:value="-1" calcext:value-type="float">
            <text:p>-1</text:p>
          </table:table-cell>
          <table:table-cell office:value-type="float" office:value="42.50059" calcext:value-type="float">
            <text:p>42,50059</text:p>
          </table:table-cell>
          <table:table-cell office:value-type="float" office:value="2.972246" calcext:value-type="float">
            <text:p>2,972246</text:p>
          </table:table-cell>
          <table:table-cell office:value-type="float" office:value="0" calcext:value-type="float">
            <text:p>0</text:p>
          </table:table-cell>
          <table:table-cell office:value-type="float" office:value="0.655249" calcext:value-type="float">
            <text:p>0,655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695.2" calcext:value-type="float">
            <text:p>49695,2</text:p>
          </table:table-cell>
          <table:table-cell office:value-type="float" office:value="0.979405" calcext:value-type="float">
            <text:p>0,979405</text:p>
          </table:table-cell>
          <table:table-cell office:value-type="float" office:value="-1" calcext:value-type="float">
            <text:p>-1</text:p>
          </table:table-cell>
          <table:table-cell office:value-type="float" office:value="0.610528" calcext:value-type="float">
            <text:p>0,610528</text:p>
          </table:table-cell>
          <table:table-cell office:value-type="float" office:value="0.948641" calcext:value-type="float">
            <text:p>0,948641</text:p>
          </table:table-cell>
          <table:table-cell office:value-type="float" office:value="-1" calcext:value-type="float">
            <text:p>-1</text:p>
          </table:table-cell>
          <table:table-cell office:value-type="float" office:value="42.43424" calcext:value-type="float">
            <text:p>42,43424</text:p>
          </table:table-cell>
          <table:table-cell office:value-type="float" office:value="2.787286" calcext:value-type="float">
            <text:p>2,787286</text:p>
          </table:table-cell>
          <table:table-cell office:value-type="float" office:value="0" calcext:value-type="float">
            <text:p>0</text:p>
          </table:table-cell>
          <table:table-cell office:value-type="float" office:value="0.630324" calcext:value-type="float">
            <text:p>0,630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640.6" calcext:value-type="float">
            <text:p>49640,6</text:p>
          </table:table-cell>
          <table:table-cell office:value-type="float" office:value="0.824331" calcext:value-type="float">
            <text:p>0,824331</text:p>
          </table:table-cell>
          <table:table-cell office:value-type="float" office:value="-1" calcext:value-type="float">
            <text:p>-1</text:p>
          </table:table-cell>
          <table:table-cell office:value-type="float" office:value="0.37271" calcext:value-type="float">
            <text:p>0,37271</text:p>
          </table:table-cell>
          <table:table-cell office:value-type="float" office:value="0.589488" calcext:value-type="float">
            <text:p>0,589488</text:p>
          </table:table-cell>
          <table:table-cell office:value-type="float" office:value="-1" calcext:value-type="float">
            <text:p>-1</text:p>
          </table:table-cell>
          <table:table-cell office:value-type="float" office:value="42.575867" calcext:value-type="float">
            <text:p>42,575867</text:p>
          </table:table-cell>
          <table:table-cell office:value-type="float" office:value="2.71514" calcext:value-type="float">
            <text:p>2,71514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,6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do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87" calcext:value-type="float">
            <text:p>5387</text:p>
          </table:table-cell>
          <table:table-cell office:value-type="float" office:value="0.999658" calcext:value-type="float">
            <text:p>0,999658</text:p>
          </table:table-cell>
          <table:table-cell office:value-type="float" office:value="-1" calcext:value-type="float">
            <text:p>-1</text:p>
          </table:table-cell>
          <table:table-cell office:value-type="float" office:value="0.999189" calcext:value-type="float">
            <text:p>0,999189</text:p>
          </table:table-cell>
          <table:table-cell office:value-type="float" office:value="0.999668" calcext:value-type="float">
            <text:p>0,999668</text:p>
          </table:table-cell>
          <table:table-cell office:value-type="float" office:value="-1" calcext:value-type="float">
            <text:p>-1</text:p>
          </table:table-cell>
          <table:table-cell office:value-type="float" office:value="0.020843" calcext:value-type="float">
            <text:p>0,020843</text:p>
          </table:table-cell>
          <table:table-cell office:value-type="float" office:value="149.948306" calcext:value-type="float">
            <text:p>149,948306</text:p>
          </table:table-cell>
          <table:table-cell office:value-type="float" office:value="0" calcext:value-type="float">
            <text:p>0</text:p>
          </table:table-cell>
          <table:table-cell office:value-type="float" office:value="25.583698" calcext:value-type="float">
            <text:p>25,583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norm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79.6" calcext:value-type="float">
            <text:p>5379,6</text:p>
          </table:table-cell>
          <table:table-cell office:value-type="float" office:value="0.999365" calcext:value-type="float">
            <text:p>0,999365</text:p>
          </table:table-cell>
          <table:table-cell office:value-type="float" office:value="-1" calcext:value-type="float">
            <text:p>-1</text:p>
          </table:table-cell>
          <table:table-cell office:value-type="float" office:value="0.999134" calcext:value-type="float">
            <text:p>0,999134</text:p>
          </table:table-cell>
          <table:table-cell office:value-type="float" office:value="0.999424" calcext:value-type="float">
            <text:p>0,999424</text:p>
          </table:table-cell>
          <table:table-cell office:value-type="float" office:value="-1" calcext:value-type="float">
            <text:p>-1</text:p>
          </table:table-cell>
          <table:table-cell office:value-type="float" office:value="0.021231" calcext:value-type="float">
            <text:p>0,021231</text:p>
          </table:table-cell>
          <table:table-cell office:value-type="float" office:value="149.86277" calcext:value-type="float">
            <text:p>149,86277</text:p>
          </table:table-cell>
          <table:table-cell office:value-type="float" office:value="0" calcext:value-type="float">
            <text:p>0</text:p>
          </table:table-cell>
          <table:table-cell office:value-type="float" office:value="25.178892" calcext:value-type="float">
            <text:p>25,178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probe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79.6" calcext:value-type="float">
            <text:p>5379,6</text:p>
          </table:table-cell>
          <table:table-cell office:value-type="float" office:value="0.995741" calcext:value-type="float">
            <text:p>0,995741</text:p>
          </table:table-cell>
          <table:table-cell office:value-type="float" office:value="-1" calcext:value-type="float">
            <text:p>-1</text:p>
          </table:table-cell>
          <table:table-cell office:value-type="float" office:value="0.990968" calcext:value-type="float">
            <text:p>0,990968</text:p>
          </table:table-cell>
          <table:table-cell office:value-type="float" office:value="0.997422" calcext:value-type="float">
            <text:p>0,997422</text:p>
          </table:table-cell>
          <table:table-cell office:value-type="float" office:value="-1" calcext:value-type="float">
            <text:p>-1</text:p>
          </table:table-cell>
          <table:table-cell office:value-type="float" office:value="0.020986" calcext:value-type="float">
            <text:p>0,020986</text:p>
          </table:table-cell>
          <table:table-cell office:value-type="float" office:value="147.836387" calcext:value-type="float">
            <text:p>147,836387</text:p>
          </table:table-cell>
          <table:table-cell office:value-type="float" office:value="0" calcext:value-type="float">
            <text:p>0</text:p>
          </table:table-cell>
          <table:table-cell office:value-type="float" office:value="25.813497" calcext:value-type="float">
            <text:p>25,813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r2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81.8" calcext:value-type="float">
            <text:p>5381,8</text:p>
          </table:table-cell>
          <table:table-cell office:value-type="float" office:value="0.887389" calcext:value-type="float">
            <text:p>0,887389</text:p>
          </table:table-cell>
          <table:table-cell office:value-type="float" office:value="-1" calcext:value-type="float">
            <text:p>-1</text:p>
          </table:table-cell>
          <table:table-cell office:value-type="float" office:value="0.7962" calcext:value-type="float">
            <text:p>0,7962</text:p>
          </table:table-cell>
          <table:table-cell office:value-type="float" office:value="0.803456" calcext:value-type="float">
            <text:p>0,803456</text:p>
          </table:table-cell>
          <table:table-cell office:value-type="float" office:value="-1" calcext:value-type="float">
            <text:p>-1</text:p>
          </table:table-cell>
          <table:table-cell office:value-type="float" office:value="0.020762" calcext:value-type="float">
            <text:p>0,020762</text:p>
          </table:table-cell>
          <table:table-cell office:value-type="float" office:value="149.560809" calcext:value-type="float">
            <text:p>149,560809</text:p>
          </table:table-cell>
          <table:table-cell office:value-type="float" office:value="0" calcext:value-type="float">
            <text:p>0</text:p>
          </table:table-cell>
          <table:table-cell office:value-type="float" office:value="25.425474" calcext:value-type="float">
            <text:p>25,425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05.6" calcext:value-type="float">
            <text:p>56105,6</text:p>
          </table:table-cell>
          <table:table-cell office:value-type="float" office:value="0.668922" calcext:value-type="float">
            <text:p>0,6689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622494" calcext:value-type="float">
            <text:p>0,6224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.847458" calcext:value-type="float">
            <text:p>8,847458</text:p>
          </table:table-cell>
          <table:table-cell office:value-type="float" office:value="0" calcext:value-type="float">
            <text:p>0</text:p>
          </table:table-cell>
          <table:table-cell office:value-type="float" office:value="2.715191" calcext:value-type="float">
            <text:p>2,715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093.8" calcext:value-type="float">
            <text:p>56093,8</text:p>
          </table:table-cell>
          <table:table-cell office:value-type="float" office:value="0.607642" calcext:value-type="float">
            <text:p>0,6076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0819" calcext:value-type="float">
            <text:p>0,50819</text:p>
          </table:table-cell>
          <table:table-cell office:value-type="float" office:value="-1" calcext:value-type="float">
            <text:p>-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8.186413" calcext:value-type="float">
            <text:p>8,186413</text:p>
          </table:table-cell>
          <table:table-cell office:value-type="float" office:value="0" calcext:value-type="float">
            <text:p>0</text:p>
          </table:table-cell>
          <table:table-cell office:value-type="float" office:value="3.090071" calcext:value-type="float">
            <text:p>3,090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56.4" calcext:value-type="float">
            <text:p>56156,4</text:p>
          </table:table-cell>
          <table:table-cell office:value-type="float" office:value="0.206757" calcext:value-type="float">
            <text:p>0,2067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103156" calcext:value-type="float">
            <text:p>0,1031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.747362" calcext:value-type="float">
            <text:p>7,747362</text:p>
          </table:table-cell>
          <table:table-cell office:value-type="float" office:value="0" calcext:value-type="float">
            <text:p>0</text:p>
          </table:table-cell>
          <table:table-cell office:value-type="float" office:value="1.739089" calcext:value-type="float">
            <text:p>1,739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82.4" calcext:value-type="float">
            <text:p>56182,4</text:p>
          </table:table-cell>
          <table:table-cell office:value-type="float" office:value="0.212155" calcext:value-type="float">
            <text:p>0,2121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98225" calcext:value-type="float">
            <text:p>0,0982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.636199" calcext:value-type="float">
            <text:p>7,636199</text:p>
          </table:table-cell>
          <table:table-cell office:value-type="float" office:value="0" calcext:value-type="float">
            <text:p>0</text:p>
          </table:table-cell>
          <table:table-cell office:value-type="float" office:value="1.784882" calcext:value-type="float">
            <text:p>1,784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245057" calcext:value-type="float">
            <text:p>245057</text:p>
          </table:table-cell>
          <table:table-cell office:value-type="float" office:value="25" calcext:value-type="float">
            <text:p>25</text:p>
          </table:table-cell>
          <table:table-cell office:value-type="float" office:value="0.883952" calcext:value-type="float">
            <text:p>0,88395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83681" calcext:value-type="float">
            <text:p>0,8368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947941" calcext:value-type="float">
            <text:p>0,947941</text:p>
          </table:table-cell>
          <table:table-cell office:value-type="float" office:value="0" calcext:value-type="float">
            <text:p>0</text:p>
          </table:table-cell>
          <table:table-cell office:value-type="float" office:value="0.128221" calcext:value-type="float">
            <text:p>0,128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16.6" calcext:value-type="float">
            <text:p>10516,6</text:p>
          </table:table-cell>
          <table:table-cell office:value-type="float" office:value="0.571495" calcext:value-type="float">
            <text:p>0,571495</text:p>
          </table:table-cell>
          <table:table-cell office:value-type="float" office:value="-1" calcext:value-type="float">
            <text:p>-1</text:p>
          </table:table-cell>
          <table:table-cell office:value-type="float" office:value="0.649571" calcext:value-type="float">
            <text:p>0,649571</text:p>
          </table:table-cell>
          <table:table-cell office:value-type="float" office:value="0.649573" calcext:value-type="float">
            <text:p>0,649573</text:p>
          </table:table-cell>
          <table:table-cell office:value-type="float" office:value="-1" calcext:value-type="float">
            <text:p>-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74.799969" calcext:value-type="float">
            <text:p>74,799969</text:p>
          </table:table-cell>
          <table:table-cell office:value-type="float" office:value="0" calcext:value-type="float">
            <text:p>0</text:p>
          </table:table-cell>
          <table:table-cell office:value-type="float" office:value="37.282747" calcext:value-type="float">
            <text:p>37,282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=============</text:p>
          </table:table-cell>
          <table:table-cell office:value-type="string" calcext:value-type="string">
            <text:p>-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wCP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66295.2" calcext:value-type="float">
            <text:p>66295,2</text:p>
          </table:table-cell>
          <table:table-cell office:value-type="float" office:value="0.927127" calcext:value-type="float">
            <text:p>0,927127</text:p>
          </table:table-cell>
          <table:table-cell office:value-type="float" office:value="-1" calcext:value-type="float">
            <text:p>-1</text:p>
          </table:table-cell>
          <table:table-cell office:value-type="float" office:value="0.265747" calcext:value-type="float">
            <text:p>0,265747</text:p>
          </table:table-cell>
          <table:table-cell office:value-type="float" office:value="0.614892" calcext:value-type="float">
            <text:p>0,614892</text:p>
          </table:table-cell>
          <table:table-cell office:value-type="float" office:value="-1" calcext:value-type="float">
            <text:p>-1</text:p>
          </table:table-cell>
          <table:table-cell office:value-type="float" office:value="48.886131" calcext:value-type="float">
            <text:p>48,886131</text:p>
          </table:table-cell>
          <table:table-cell office:value-type="float" office:value="1502.092719" calcext:value-type="float">
            <text:p>1502,092719</text:p>
          </table:table-cell>
          <table:table-cell office:value-type="float" office:value="0" calcext:value-type="float">
            <text:p>0</text:p>
          </table:table-cell>
          <table:table-cell office:value-type="float" office:value="1.335049" calcext:value-type="float">
            <text:p>1,335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2" calcext:value-type="float">
            <text:p>8859,2</text:p>
          </table:table-cell>
          <table:table-cell office:value-type="float" office:value="0.740292" calcext:value-type="float">
            <text:p>0,740292</text:p>
          </table:table-cell>
          <table:table-cell office:value-type="float" office:value="-1" calcext:value-type="float">
            <text:p>-1</text:p>
          </table:table-cell>
          <table:table-cell office:value-type="float" office:value="0.67668" calcext:value-type="float">
            <text:p>0,67668</text:p>
          </table:table-cell>
          <table:table-cell office:value-type="float" office:value="0.676684" calcext:value-type="float">
            <text:p>0,676684</text:p>
          </table:table-cell>
          <table:table-cell office:value-type="float" office:value="-1" calcext:value-type="float">
            <text:p>-1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1986.282259" calcext:value-type="float">
            <text:p>1986,282259</text:p>
          </table:table-cell>
          <table:table-cell office:value-type="float" office:value="0" calcext:value-type="float">
            <text:p>0</text:p>
          </table:table-cell>
          <table:table-cell office:value-type="float" office:value="7.924784" calcext:value-type="float">
            <text:p>7,924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2.2" calcext:value-type="float">
            <text:p>8862,2</text:p>
          </table:table-cell>
          <table:table-cell office:value-type="float" office:value="0.767036" calcext:value-type="float">
            <text:p>0,767036</text:p>
          </table:table-cell>
          <table:table-cell office:value-type="float" office:value="-1" calcext:value-type="float">
            <text:p>-1</text:p>
          </table:table-cell>
          <table:table-cell office:value-type="float" office:value="0.732046" calcext:value-type="float">
            <text:p>0,732046</text:p>
          </table:table-cell>
          <table:table-cell office:value-type="float" office:value="0.732049" calcext:value-type="float">
            <text:p>0,732049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1987.286724" calcext:value-type="float">
            <text:p>1987,286724</text:p>
          </table:table-cell>
          <table:table-cell office:value-type="float" office:value="0" calcext:value-type="float">
            <text:p>0</text:p>
          </table:table-cell>
          <table:table-cell office:value-type="float" office:value="8.094431" calcext:value-type="float">
            <text:p>8,094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6" calcext:value-type="float">
            <text:p>8866</text:p>
          </table:table-cell>
          <table:table-cell office:value-type="float" office:value="0.849329" calcext:value-type="float">
            <text:p>0,849329</text:p>
          </table:table-cell>
          <table:table-cell office:value-type="float" office:value="-1" calcext:value-type="float">
            <text:p>-1</text:p>
          </table:table-cell>
          <table:table-cell office:value-type="float" office:value="0.895379" calcext:value-type="float">
            <text:p>0,895379</text:p>
          </table:table-cell>
          <table:table-cell office:value-type="float" office:value="0.895384" calcext:value-type="float">
            <text:p>0,895384</text:p>
          </table:table-cell>
          <table:table-cell office:value-type="float" office:value="-1" calcext:value-type="float">
            <text:p>-1</text:p>
          </table:table-cell>
          <table:table-cell office:value-type="float" office:value="0.001033" calcext:value-type="float">
            <text:p>0,001033</text:p>
          </table:table-cell>
          <table:table-cell office:value-type="float" office:value="1994.669992" calcext:value-type="float">
            <text:p>1994,669992</text:p>
          </table:table-cell>
          <table:table-cell office:value-type="float" office:value="0" calcext:value-type="float">
            <text:p>0</text:p>
          </table:table-cell>
          <table:table-cell office:value-type="float" office:value="5.798817" calcext:value-type="float">
            <text:p>5,798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8" calcext:value-type="float">
            <text:p>8859,8</text:p>
          </table:table-cell>
          <table:table-cell office:value-type="float" office:value="0.86068" calcext:value-type="float">
            <text:p>0,86068</text:p>
          </table:table-cell>
          <table:table-cell office:value-type="float" office:value="-1" calcext:value-type="float">
            <text:p>-1</text:p>
          </table:table-cell>
          <table:table-cell office:value-type="float" office:value="0.784401" calcext:value-type="float">
            <text:p>0,784401</text:p>
          </table:table-cell>
          <table:table-cell office:value-type="float" office:value="0.784402" calcext:value-type="float">
            <text:p>0,784402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1986.358793" calcext:value-type="float">
            <text:p>1986,358793</text:p>
          </table:table-cell>
          <table:table-cell office:value-type="float" office:value="0" calcext:value-type="float">
            <text:p>0</text:p>
          </table:table-cell>
          <table:table-cell office:value-type="float" office:value="5.608719" calcext:value-type="float">
            <text:p>5,608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26.8" calcext:value-type="float">
            <text:p>49726,8</text:p>
          </table:table-cell>
          <table:table-cell office:value-type="float" office:value="0.999368" calcext:value-type="float">
            <text:p>0,999368</text:p>
          </table:table-cell>
          <table:table-cell office:value-type="float" office:value="-1" calcext:value-type="float">
            <text:p>-1</text:p>
          </table:table-cell>
          <table:table-cell office:value-type="float" office:value="0.505293" calcext:value-type="float">
            <text:p>0,505293</text:p>
          </table:table-cell>
          <table:table-cell office:value-type="float" office:value="0.998163" calcext:value-type="float">
            <text:p>0,998163</text:p>
          </table:table-cell>
          <table:table-cell office:value-type="float" office:value="-1" calcext:value-type="float">
            <text:p>-1</text:p>
          </table:table-cell>
          <table:table-cell office:value-type="float" office:value="42.476825" calcext:value-type="float">
            <text:p>42,476825</text:p>
          </table:table-cell>
          <table:table-cell office:value-type="float" office:value="671.76699" calcext:value-type="float">
            <text:p>671,76699</text:p>
          </table:table-cell>
          <table:table-cell office:value-type="float" office:value="0" calcext:value-type="float">
            <text:p>0</text:p>
          </table:table-cell>
          <table:table-cell office:value-type="float" office:value="0.484291" calcext:value-type="float">
            <text:p>0,484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686.4" calcext:value-type="float">
            <text:p>49686,4</text:p>
          </table:table-cell>
          <table:table-cell office:value-type="float" office:value="0.863422" calcext:value-type="float">
            <text:p>0,863422</text:p>
          </table:table-cell>
          <table:table-cell office:value-type="float" office:value="-1" calcext:value-type="float">
            <text:p>-1</text:p>
          </table:table-cell>
          <table:table-cell office:value-type="float" office:value="0.401753" calcext:value-type="float">
            <text:p>0,401753</text:p>
          </table:table-cell>
          <table:table-cell office:value-type="float" office:value="0.661482" calcext:value-type="float">
            <text:p>0,661482</text:p>
          </table:table-cell>
          <table:table-cell office:value-type="float" office:value="-1" calcext:value-type="float">
            <text:p>-1</text:p>
          </table:table-cell>
          <table:table-cell office:value-type="float" office:value="42.498609" calcext:value-type="float">
            <text:p>42,498609</text:p>
          </table:table-cell>
          <table:table-cell office:value-type="float" office:value="664.422451" calcext:value-type="float">
            <text:p>664,422451</text:p>
          </table:table-cell>
          <table:table-cell office:value-type="float" office:value="0" calcext:value-type="float">
            <text:p>0</text:p>
          </table:table-cell>
          <table:table-cell office:value-type="float" office:value="0.6643" calcext:value-type="float">
            <text:p>0,6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01.4" calcext:value-type="float">
            <text:p>49701,4</text:p>
          </table:table-cell>
          <table:table-cell office:value-type="float" office:value="0.979405" calcext:value-type="float">
            <text:p>0,979405</text:p>
          </table:table-cell>
          <table:table-cell office:value-type="float" office:value="-1" calcext:value-type="float">
            <text:p>-1</text:p>
          </table:table-cell>
          <table:table-cell office:value-type="float" office:value="0.611622" calcext:value-type="float">
            <text:p>0,611622</text:p>
          </table:table-cell>
          <table:table-cell office:value-type="float" office:value="0.950312" calcext:value-type="float">
            <text:p>0,950312</text:p>
          </table:table-cell>
          <table:table-cell office:value-type="float" office:value="-1" calcext:value-type="float">
            <text:p>-1</text:p>
          </table:table-cell>
          <table:table-cell office:value-type="float" office:value="42.43325" calcext:value-type="float">
            <text:p>42,43325</text:p>
          </table:table-cell>
          <table:table-cell office:value-type="float" office:value="665.667883" calcext:value-type="float">
            <text:p>665,667883</text:p>
          </table:table-cell>
          <table:table-cell office:value-type="float" office:value="0" calcext:value-type="float">
            <text:p>0</text:p>
          </table:table-cell>
          <table:table-cell office:value-type="float" office:value="0.514546" calcext:value-type="float">
            <text:p>0,5145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666.6" calcext:value-type="float">
            <text:p>49666,6</text:p>
          </table:table-cell>
          <table:table-cell office:value-type="float" office:value="0.824331" calcext:value-type="float">
            <text:p>0,824331</text:p>
          </table:table-cell>
          <table:table-cell office:value-type="float" office:value="-1" calcext:value-type="float">
            <text:p>-1</text:p>
          </table:table-cell>
          <table:table-cell office:value-type="float" office:value="0.367793" calcext:value-type="float">
            <text:p>0,367793</text:p>
          </table:table-cell>
          <table:table-cell office:value-type="float" office:value="0.581664" calcext:value-type="float">
            <text:p>0,581664</text:p>
          </table:table-cell>
          <table:table-cell office:value-type="float" office:value="-1" calcext:value-type="float">
            <text:p>-1</text:p>
          </table:table-cell>
          <table:table-cell office:value-type="float" office:value="42.569925" calcext:value-type="float">
            <text:p>42,569925</text:p>
          </table:table-cell>
          <table:table-cell office:value-type="float" office:value="662.999962" calcext:value-type="float">
            <text:p>662,999962</text:p>
          </table:table-cell>
          <table:table-cell office:value-type="float" office:value="0" calcext:value-type="float">
            <text:p>0</text:p>
          </table:table-cell>
          <table:table-cell office:value-type="float" office:value="0.570055" calcext:value-type="float">
            <text:p>0,570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=============</text:p>
          </table:table-cell>
          <table:table-cell office:value-type="string" calcext:value-type="string">
            <text:p>-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-w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66295.2" calcext:value-type="float">
            <text:p>66295,2</text:p>
          </table:table-cell>
          <table:table-cell office:value-type="float" office:value="0.927127" calcext:value-type="float">
            <text:p>0,927127</text:p>
          </table:table-cell>
          <table:table-cell office:value-type="float" office:value="-1" calcext:value-type="float">
            <text:p>-1</text:p>
          </table:table-cell>
          <table:table-cell office:value-type="float" office:value="0.323364" calcext:value-type="float">
            <text:p>0,323364</text:p>
          </table:table-cell>
          <table:table-cell office:value-type="float" office:value="0.748079" calcext:value-type="float">
            <text:p>0,748079</text:p>
          </table:table-cell>
          <table:table-cell office:value-type="float" office:value="-1" calcext:value-type="float">
            <text:p>-1</text:p>
          </table:table-cell>
          <table:table-cell office:value-type="float" office:value="48.886131" calcext:value-type="float">
            <text:p>48,886131</text:p>
          </table:table-cell>
          <table:table-cell office:value-type="float" office:value="5.238724" calcext:value-type="float">
            <text:p>5,238724</text:p>
          </table:table-cell>
          <table:table-cell office:value-type="float" office:value="0" calcext:value-type="float">
            <text:p>0</text:p>
          </table:table-cell>
          <table:table-cell office:value-type="float" office:value="1.269998" calcext:value-type="float">
            <text:p>1,26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2" calcext:value-type="float">
            <text:p>8859,2</text:p>
          </table:table-cell>
          <table:table-cell office:value-type="float" office:value="0.740292" calcext:value-type="float">
            <text:p>0,740292</text:p>
          </table:table-cell>
          <table:table-cell office:value-type="float" office:value="-1" calcext:value-type="float">
            <text:p>-1</text:p>
          </table:table-cell>
          <table:table-cell office:value-type="float" office:value="0.771367" calcext:value-type="float">
            <text:p>0,771367</text:p>
          </table:table-cell>
          <table:table-cell office:value-type="float" office:value="0.771372" calcext:value-type="float">
            <text:p>0,771372</text:p>
          </table:table-cell>
          <table:table-cell office:value-type="float" office:value="-1" calcext:value-type="float">
            <text:p>-1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24.782217" calcext:value-type="float">
            <text:p>24,782217</text:p>
          </table:table-cell>
          <table:table-cell office:value-type="float" office:value="0" calcext:value-type="float">
            <text:p>0</text:p>
          </table:table-cell>
          <table:table-cell office:value-type="float" office:value="6.475366" calcext:value-type="float">
            <text:p>6,475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2.2" calcext:value-type="float">
            <text:p>8862,2</text:p>
          </table:table-cell>
          <table:table-cell office:value-type="float" office:value="0.767036" calcext:value-type="float">
            <text:p>0,767036</text:p>
          </table:table-cell>
          <table:table-cell office:value-type="float" office:value="-1" calcext:value-type="float">
            <text:p>-1</text:p>
          </table:table-cell>
          <table:table-cell office:value-type="float" office:value="0.769958" calcext:value-type="float">
            <text:p>0,769958</text:p>
          </table:table-cell>
          <table:table-cell office:value-type="float" office:value="0.769961" calcext:value-type="float">
            <text:p>0,769961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5.674762" calcext:value-type="float">
            <text:p>25,674762</text:p>
          </table:table-cell>
          <table:table-cell office:value-type="float" office:value="0" calcext:value-type="float">
            <text:p>0</text:p>
          </table:table-cell>
          <table:table-cell office:value-type="float" office:value="6.518576" calcext:value-type="float">
            <text:p>6,518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66" calcext:value-type="float">
            <text:p>8866</text:p>
          </table:table-cell>
          <table:table-cell office:value-type="float" office:value="0.849329" calcext:value-type="float">
            <text:p>0,849329</text:p>
          </table:table-cell>
          <table:table-cell office:value-type="float" office:value="-1" calcext:value-type="float">
            <text:p>-1</text:p>
          </table:table-cell>
          <table:table-cell office:value-type="float" office:value="0.951701" calcext:value-type="float">
            <text:p>0,951701</text:p>
          </table:table-cell>
          <table:table-cell office:value-type="float" office:value="0.951706" calcext:value-type="float">
            <text:p>0,951706</text:p>
          </table:table-cell>
          <table:table-cell office:value-type="float" office:value="-1" calcext:value-type="float">
            <text:p>-1</text:p>
          </table:table-cell>
          <table:table-cell office:value-type="float" office:value="0.001033" calcext:value-type="float">
            <text:p>0,001033</text:p>
          </table:table-cell>
          <table:table-cell office:value-type="float" office:value="22.243781" calcext:value-type="float">
            <text:p>22,243781</text:p>
          </table:table-cell>
          <table:table-cell office:value-type="float" office:value="0" calcext:value-type="float">
            <text:p>0</text:p>
          </table:table-cell>
          <table:table-cell office:value-type="float" office:value="5.715303" calcext:value-type="float">
            <text:p>5,715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81012" calcext:value-type="float">
            <text:p>581012</text:p>
          </table:table-cell>
          <table:table-cell office:value-type="float" office:value="8859.8" calcext:value-type="float">
            <text:p>8859,8</text:p>
          </table:table-cell>
          <table:table-cell office:value-type="float" office:value="0.86068" calcext:value-type="float">
            <text:p>0,86068</text:p>
          </table:table-cell>
          <table:table-cell office:value-type="float" office:value="-1" calcext:value-type="float">
            <text:p>-1</text:p>
          </table:table-cell>
          <table:table-cell office:value-type="float" office:value="0.931258" calcext:value-type="float">
            <text:p>0,931258</text:p>
          </table:table-cell>
          <table:table-cell office:value-type="float" office:value="0.93126" calcext:value-type="float">
            <text:p>0,93126</text:p>
          </table:table-cell>
          <table:table-cell office:value-type="float" office:value="-1" calcext:value-type="float">
            <text:p>-1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22.53739" calcext:value-type="float">
            <text:p>22,53739</text:p>
          </table:table-cell>
          <table:table-cell office:value-type="float" office:value="0" calcext:value-type="float">
            <text:p>0</text:p>
          </table:table-cell>
          <table:table-cell office:value-type="float" office:value="5.673266" calcext:value-type="float">
            <text:p>5,673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27.4" calcext:value-type="float">
            <text:p>49727,4</text:p>
          </table:table-cell>
          <table:table-cell office:value-type="float" office:value="0.999368" calcext:value-type="float">
            <text:p>0,999368</text:p>
          </table:table-cell>
          <table:table-cell office:value-type="float" office:value="-1" calcext:value-type="float">
            <text:p>-1</text:p>
          </table:table-cell>
          <table:table-cell office:value-type="float" office:value="0.505293" calcext:value-type="float">
            <text:p>0,505293</text:p>
          </table:table-cell>
          <table:table-cell office:value-type="float" office:value="0.998163" calcext:value-type="float">
            <text:p>0,998163</text:p>
          </table:table-cell>
          <table:table-cell office:value-type="float" office:value="-1" calcext:value-type="float">
            <text:p>-1</text:p>
          </table:table-cell>
          <table:table-cell office:value-type="float" office:value="42.476825" calcext:value-type="float">
            <text:p>42,476825</text:p>
          </table:table-cell>
          <table:table-cell office:value-type="float" office:value="2.947643" calcext:value-type="float">
            <text:p>2,947643</text:p>
          </table:table-cell>
          <table:table-cell office:value-type="float" office:value="0" calcext:value-type="float">
            <text:p>0</text:p>
          </table:table-cell>
          <table:table-cell office:value-type="float" office:value="0.521413" calcext:value-type="float">
            <text:p>0,521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25.2" calcext:value-type="float">
            <text:p>49725,2</text:p>
          </table:table-cell>
          <table:table-cell office:value-type="float" office:value="0.863422" calcext:value-type="float">
            <text:p>0,863422</text:p>
          </table:table-cell>
          <table:table-cell office:value-type="float" office:value="-1" calcext:value-type="float">
            <text:p>-1</text:p>
          </table:table-cell>
          <table:table-cell office:value-type="float" office:value="0.480456" calcext:value-type="float">
            <text:p>0,480456</text:p>
          </table:table-cell>
          <table:table-cell office:value-type="float" office:value="0.790104" calcext:value-type="float">
            <text:p>0,790104</text:p>
          </table:table-cell>
          <table:table-cell office:value-type="float" office:value="-1" calcext:value-type="float">
            <text:p>-1</text:p>
          </table:table-cell>
          <table:table-cell office:value-type="float" office:value="42.456021" calcext:value-type="float">
            <text:p>42,456021</text:p>
          </table:table-cell>
          <table:table-cell office:value-type="float" office:value="2.924254" calcext:value-type="float">
            <text:p>2,924254</text:p>
          </table:table-cell>
          <table:table-cell office:value-type="float" office:value="0" calcext:value-type="float">
            <text:p>0</text:p>
          </table:table-cell>
          <table:table-cell office:value-type="float" office:value="0.553564" calcext:value-type="float">
            <text:p>0,553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20.6" calcext:value-type="float">
            <text:p>49720,6</text:p>
          </table:table-cell>
          <table:table-cell office:value-type="float" office:value="0.979405" calcext:value-type="float">
            <text:p>0,979405</text:p>
          </table:table-cell>
          <table:table-cell office:value-type="float" office:value="-1" calcext:value-type="float">
            <text:p>-1</text:p>
          </table:table-cell>
          <table:table-cell office:value-type="float" office:value="0.615503" calcext:value-type="float">
            <text:p>0,615503</text:p>
          </table:table-cell>
          <table:table-cell office:value-type="float" office:value="0.955736" calcext:value-type="float">
            <text:p>0,955736</text:p>
          </table:table-cell>
          <table:table-cell office:value-type="float" office:value="-1" calcext:value-type="float">
            <text:p>-1</text:p>
          </table:table-cell>
          <table:table-cell office:value-type="float" office:value="42.404528" calcext:value-type="float">
            <text:p>42,404528</text:p>
          </table:table-cell>
          <table:table-cell office:value-type="float" office:value="2.558397" calcext:value-type="float">
            <text:p>2,558397</text:p>
          </table:table-cell>
          <table:table-cell office:value-type="float" office:value="0" calcext:value-type="float">
            <text:p>0</text:p>
          </table:table-cell>
          <table:table-cell office:value-type="float" office:value="0.525167" calcext:value-type="float">
            <text:p>0,525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00968" calcext:value-type="float">
            <text:p>100968</text:p>
          </table:table-cell>
          <table:table-cell office:value-type="float" office:value="49711.6" calcext:value-type="float">
            <text:p>49711,6</text:p>
          </table:table-cell>
          <table:table-cell office:value-type="float" office:value="0.824331" calcext:value-type="float">
            <text:p>0,824331</text:p>
          </table:table-cell>
          <table:table-cell office:value-type="float" office:value="-1" calcext:value-type="float">
            <text:p>-1</text:p>
          </table:table-cell>
          <table:table-cell office:value-type="float" office:value="0.484866" calcext:value-type="float">
            <text:p>0,484866</text:p>
          </table:table-cell>
          <table:table-cell office:value-type="float" office:value="0.765859" calcext:value-type="float">
            <text:p>0,765859</text:p>
          </table:table-cell>
          <table:table-cell office:value-type="float" office:value="-1" calcext:value-type="float">
            <text:p>-1</text:p>
          </table:table-cell>
          <table:table-cell office:value-type="float" office:value="42.519414" calcext:value-type="float">
            <text:p>42,519414</text:p>
          </table:table-cell>
          <table:table-cell office:value-type="float" office:value="2.827565" calcext:value-type="float">
            <text:p>2,827565</text:p>
          </table:table-cell>
          <table:table-cell office:value-type="float" office:value="0" calcext:value-type="float">
            <text:p>0</text:p>
          </table:table-cell>
          <table:table-cell office:value-type="float" office:value="0.649923" calcext:value-type="float">
            <text:p>0,649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do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87.4" calcext:value-type="float">
            <text:p>5387,4</text:p>
          </table:table-cell>
          <table:table-cell office:value-type="float" office:value="0.999658" calcext:value-type="float">
            <text:p>0,999658</text:p>
          </table:table-cell>
          <table:table-cell office:value-type="float" office:value="-1" calcext:value-type="float">
            <text:p>-1</text:p>
          </table:table-cell>
          <table:table-cell office:value-type="float" office:value="0.999201" calcext:value-type="float">
            <text:p>0,999201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-1" calcext:value-type="float">
            <text:p>-1</text:p>
          </table:table-cell>
          <table:table-cell office:value-type="float" office:value="0.020803" calcext:value-type="float">
            <text:p>0,020803</text:p>
          </table:table-cell>
          <table:table-cell office:value-type="float" office:value="155.741865" calcext:value-type="float">
            <text:p>155,741865</text:p>
          </table:table-cell>
          <table:table-cell office:value-type="float" office:value="0" calcext:value-type="float">
            <text:p>0</text:p>
          </table:table-cell>
          <table:table-cell office:value-type="float" office:value="24.53739" calcext:value-type="float">
            <text:p>24,53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norm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79.8" calcext:value-type="float">
            <text:p>5379,8</text:p>
          </table:table-cell>
          <table:table-cell office:value-type="float" office:value="0.999365" calcext:value-type="float">
            <text:p>0,999365</text:p>
          </table:table-cell>
          <table:table-cell office:value-type="float" office:value="-1" calcext:value-type="float">
            <text:p>-1</text:p>
          </table:table-cell>
          <table:table-cell office:value-type="float" office:value="0.999263" calcext:value-type="float">
            <text:p>0,999263</text:p>
          </table:table-cell>
          <table:table-cell office:value-type="float" office:value="0.999553" calcext:value-type="float">
            <text:p>0,999553</text:p>
          </table:table-cell>
          <table:table-cell office:value-type="float" office:value="-1" calcext:value-type="float">
            <text:p>-1</text:p>
          </table:table-cell>
          <table:table-cell office:value-type="float" office:value="0.021211" calcext:value-type="float">
            <text:p>0,021211</text:p>
          </table:table-cell>
          <table:table-cell office:value-type="float" office:value="154.137353" calcext:value-type="float">
            <text:p>154,137353</text:p>
          </table:table-cell>
          <table:table-cell office:value-type="float" office:value="0" calcext:value-type="float">
            <text:p>0</text:p>
          </table:table-cell>
          <table:table-cell office:value-type="float" office:value="24.655576" calcext:value-type="float">
            <text:p>24,655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probe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79.6" calcext:value-type="float">
            <text:p>5379,6</text:p>
          </table:table-cell>
          <table:table-cell office:value-type="float" office:value="0.995741" calcext:value-type="float">
            <text:p>0,995741</text:p>
          </table:table-cell>
          <table:table-cell office:value-type="float" office:value="-1" calcext:value-type="float">
            <text:p>-1</text:p>
          </table:table-cell>
          <table:table-cell office:value-type="float" office:value="0.992544" calcext:value-type="float">
            <text:p>0,992544</text:p>
          </table:table-cell>
          <table:table-cell office:value-type="float" office:value="0.999008" calcext:value-type="float">
            <text:p>0,999008</text:p>
          </table:table-cell>
          <table:table-cell office:value-type="float" office:value="-1" calcext:value-type="float">
            <text:p>-1</text:p>
          </table:table-cell>
          <table:table-cell office:value-type="float" office:value="0.020986" calcext:value-type="float">
            <text:p>0,020986</text:p>
          </table:table-cell>
          <table:table-cell office:value-type="float" office:value="153.418573" calcext:value-type="float">
            <text:p>153,418573</text:p>
          </table:table-cell>
          <table:table-cell office:value-type="float" office:value="0" calcext:value-type="float">
            <text:p>0</text:p>
          </table:table-cell>
          <table:table-cell office:value-type="float" office:value="24.245429" calcext:value-type="float">
            <text:p>24,245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DCup99_r2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obal</text:p>
          </table:table-cell>
          <table:table-cell office:value-type="float" office:value="4898431" calcext:value-type="float">
            <text:p>4898431</text:p>
          </table:table-cell>
          <table:table-cell office:value-type="float" office:value="5381.8" calcext:value-type="float">
            <text:p>5381,8</text:p>
          </table:table-cell>
          <table:table-cell office:value-type="float" office:value="0.887389" calcext:value-type="float">
            <text:p>0,887389</text:p>
          </table:table-cell>
          <table:table-cell office:value-type="float" office:value="-1" calcext:value-type="float">
            <text:p>-1</text:p>
          </table:table-cell>
          <table:table-cell office:value-type="float" office:value="0.983748" calcext:value-type="float">
            <text:p>0,983748</text:p>
          </table:table-cell>
          <table:table-cell office:value-type="float" office:value="0.992696" calcext:value-type="float">
            <text:p>0,992696</text:p>
          </table:table-cell>
          <table:table-cell office:value-type="float" office:value="-1" calcext:value-type="float">
            <text:p>-1</text:p>
          </table:table-cell>
          <table:table-cell office:value-type="float" office:value="0.020762" calcext:value-type="float">
            <text:p>0,020762</text:p>
          </table:table-cell>
          <table:table-cell office:value-type="float" office:value="155.880462" calcext:value-type="float">
            <text:p>155,880462</text:p>
          </table:table-cell>
          <table:table-cell office:value-type="float" office:value="0" calcext:value-type="float">
            <text:p>0</text:p>
          </table:table-cell>
          <table:table-cell office:value-type="float" office:value="23.917986" calcext:value-type="float">
            <text:p>23,917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81.6" calcext:value-type="float">
            <text:p>56181,6</text:p>
          </table:table-cell>
          <table:table-cell office:value-type="float" office:value="0.668922" calcext:value-type="float">
            <text:p>0,6689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622404" calcext:value-type="float">
            <text:p>0,6224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.30147" calcext:value-type="float">
            <text:p>10,30147</text:p>
          </table:table-cell>
          <table:table-cell office:value-type="float" office:value="0" calcext:value-type="float">
            <text:p>0</text:p>
          </table:table-cell>
          <table:table-cell office:value-type="float" office:value="2.978057" calcext:value-type="float">
            <text:p>2,978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81.6" calcext:value-type="float">
            <text:p>56181,6</text:p>
          </table:table-cell>
          <table:table-cell office:value-type="float" office:value="0.607642" calcext:value-type="float">
            <text:p>0,6076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67926" calcext:value-type="float">
            <text:p>0,567926</text:p>
          </table:table-cell>
          <table:table-cell office:value-type="float" office:value="-1" calcext:value-type="float">
            <text:p>-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10.74909" calcext:value-type="float">
            <text:p>10,74909</text:p>
          </table:table-cell>
          <table:table-cell office:value-type="float" office:value="0" calcext:value-type="float">
            <text:p>0</text:p>
          </table:table-cell>
          <table:table-cell office:value-type="float" office:value="3.053197" calcext:value-type="float">
            <text:p>3,053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77.4" calcext:value-type="float">
            <text:p>56177,4</text:p>
          </table:table-cell>
          <table:table-cell office:value-type="float" office:value="0.206757" calcext:value-type="float">
            <text:p>0,2067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41126" calcext:value-type="float">
            <text:p>0,54112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.033058" calcext:value-type="float">
            <text:p>10,033058</text:p>
          </table:table-cell>
          <table:table-cell office:value-type="float" office:value="0" calcext:value-type="float">
            <text:p>0</text:p>
          </table:table-cell>
          <table:table-cell office:value-type="float" office:value="2.060745" calcext:value-type="float">
            <text:p>2,060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025009" calcext:value-type="float">
            <text:p>1025009</text:p>
          </table:table-cell>
          <table:table-cell office:value-type="float" office:value="56190" calcext:value-type="float">
            <text:p>56190</text:p>
          </table:table-cell>
          <table:table-cell office:value-type="float" office:value="0.212155" calcext:value-type="float">
            <text:p>0,2121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95371" calcext:value-type="float">
            <text:p>0,5953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.00173" calcext:value-type="float">
            <text:p>11,00173</text:p>
          </table:table-cell>
          <table:table-cell office:value-type="float" office:value="0" calcext:value-type="float">
            <text:p>0</text:p>
          </table:table-cell>
          <table:table-cell office:value-type="float" office:value="1.922905" calcext:value-type="float">
            <text:p>1,922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245057" calcext:value-type="float">
            <text:p>245057</text:p>
          </table:table-cell>
          <table:table-cell office:value-type="float" office:value="25" calcext:value-type="float">
            <text:p>25</text:p>
          </table:table-cell>
          <table:table-cell office:value-type="float" office:value="0.883952" calcext:value-type="float">
            <text:p>0,88395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938098" calcext:value-type="float">
            <text:p>0,93809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.286311" calcext:value-type="float">
            <text:p>1,286311</text:p>
          </table:table-cell>
          <table:table-cell office:value-type="float" office:value="0" calcext:value-type="float">
            <text:p>0</text:p>
          </table:table-cell>
          <table:table-cell office:value-type="float" office:value="0.130074" calcext:value-type="float">
            <text:p>0,130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16.6" calcext:value-type="float">
            <text:p>10516,6</text:p>
          </table:table-cell>
          <table:table-cell office:value-type="float" office:value="0.571495" calcext:value-type="float">
            <text:p>0,571495</text:p>
          </table:table-cell>
          <table:table-cell office:value-type="float" office:value="-1" calcext:value-type="float">
            <text:p>-1</text:p>
          </table:table-cell>
          <table:table-cell office:value-type="float" office:value="0.672173" calcext:value-type="float">
            <text:p>0,672173</text:p>
          </table:table-cell>
          <table:table-cell office:value-type="float" office:value="0.672175" calcext:value-type="float">
            <text:p>0,672175</text:p>
          </table:table-cell>
          <table:table-cell office:value-type="float" office:value="-1" calcext:value-type="float">
            <text:p>-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90.482355" calcext:value-type="float">
            <text:p>90,482355</text:p>
          </table:table-cell>
          <table:table-cell office:value-type="float" office:value="0" calcext:value-type="float">
            <text:p>0</text:p>
          </table:table-cell>
          <table:table-cell office:value-type="float" office:value="38.159528" calcext:value-type="float">
            <text:p>38,15952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3" table:default-cell-style-name="Default"/>
        <table:table-column table:style-name="co12" table:default-cell-style-name="Default"/>
        <table:table-column table:style-name="co12" table:number-columns-repeated="2" table:default-cell-style-name="ce7"/>
        <table:table-column table:style-name="co12" table:number-columns-repeated="3" table:default-cell-style-name="ce8"/>
        <table:table-column table:style-name="co12" table:default-cell-style-name="Default"/>
        <table:table-column table:style-name="co12" table:default-cell-style-name="ce12"/>
        <table:table-column table:style-name="co12" table:number-columns-repeated="2" table:default-cell-style-name="ce8"/>
        <table:table-column table:style-name="co12" table:number-columns-repeated="1013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-BD_Local</text:p>
          </table:table-cell>
          <table:table-cell table:style-name="Default" office:value-type="string" calcext:value-type="string">
            <text:p>CHI-BD_Global</text:p>
          </table:table-cell>
          <table:table-cell table:style-name="ce2" office:value-type="string" calcext:value-type="string">
            <text:p>QuickChi</text:p>
          </table:table-cell>
          <table:table-cell table:style-name="Default" table:number-columns-repeated="2"/>
          <table:table-cell table:style-name="Default" office:value-type="string" calcext:value-type="string">
            <text:p>CHI-BD_Local</text:p>
          </table:table-cell>
          <table:table-cell office:value-type="string" calcext:value-type="string">
            <text:p>CHI-BD_Global</text:p>
          </table:table-cell>
          <table:table-cell table:style-name="ce2" office:value-type="string" calcext:value-type="string">
            <text:p>QuickChi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number-columns-repeated="3" table:style-name="ce2" office:value-type="string" calcext:value-type="string">
            <text:p>#Test</text:p>
          </table:table-cell>
          <table:table-cell table:style-name="Default" table:number-columns-repeated="2"/>
          <table:table-cell table:number-columns-repeated="3" table:style-name="ce2" office:value-type="string" calcext:value-type="string">
            <text:p>TrainTim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0.403" calcext:value-type="float">
            <text:p>0,403</text:p>
          </table:table-cell>
          <table:table-cell office:value-type="float" office:value="0.5231" calcext:value-type="float">
            <text:p>0,5231</text:p>
          </table:table-cell>
          <table:table-cell office:value-type="float" office:value="0.748079" calcext:value-type="float">
            <text:p>0,7481</text:p>
          </table:table-cell>
          <table:table-cell table:formula="of:=IF([.C4]&gt;[.D4];1;IF([.C4]=[.D4];&quot;X&quot;;2))" office:value-type="float" office:value="2" calcext:value-type="float">
            <text:p>2</text:p>
          </table:table-cell>
          <table:table-cell table:formula="of:=IF([.B4]&gt;[.D4];1;IF([.B4]=[.D4];&quot;X&quot;;2)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5.238724" calcext:value-type="float">
            <text:p>5,2</text:p>
          </table:table-cell>
          <table:table-cell table:formula="of:=IF([.H4]&gt;[.I4];1;IF([.H4]=[.I4];&quot;X&quot;;2))" office:value-type="float" office:value="1" calcext:value-type="float">
            <text:p>1</text:p>
          </table:table-cell>
          <table:table-cell table:formula="of:=IF([.G4]&gt;[.I4];1;IF([.G4]=[.I4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vtype1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7531" calcext:value-type="float">
            <text:p>0,7531</text:p>
          </table:table-cell>
          <table:table-cell office:value-type="float" office:value="0.771372" calcext:value-type="float">
            <text:p>0,7714</text:p>
          </table:table-cell>
          <table:table-cell table:formula="of:=IF([.C5]&gt;[.D5];1;IF([.C5]=[.D5];&quot;X&quot;;2))" office:value-type="float" office:value="2" calcext:value-type="float">
            <text:p>2</text:p>
          </table:table-cell>
          <table:table-cell table:formula="of:=IF([.B5]&gt;[.D5];1;IF([.B5]=[.D5];&quot;X&quot;;2))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24.782217" calcext:value-type="float">
            <text:p>24,8</text:p>
          </table:table-cell>
          <table:table-cell table:formula="of:=IF([.H5]&gt;[.I5];1;IF([.H5]=[.I5];&quot;X&quot;;2))" office:value-type="float" office:value="1" calcext:value-type="float">
            <text:p>1</text:p>
          </table:table-cell>
          <table:table-cell table:formula="of:=IF([.G5]&gt;[.I5];1;IF([.G5]=[.I5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vtype2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291" calcext:value-type="float">
            <text:p>0,7291</text:p>
          </table:table-cell>
          <table:table-cell office:value-type="float" office:value="0.769961" calcext:value-type="float">
            <text:p>0,7700</text:p>
          </table:table-cell>
          <table:table-cell table:formula="of:=IF([.C6]&gt;[.D6];1;IF([.C6]=[.D6];&quot;X&quot;;2))" office:value-type="float" office:value="2" calcext:value-type="float">
            <text:p>2</text:p>
          </table:table-cell>
          <table:table-cell table:formula="of:=IF([.B6]&gt;[.D6];1;IF([.B6]=[.D6];&quot;X&quot;;2)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5.674762" calcext:value-type="float">
            <text:p>25,7</text:p>
          </table:table-cell>
          <table:table-cell table:formula="of:=IF([.H6]&gt;[.I6];1;IF([.H6]=[.I6];&quot;X&quot;;2))" office:value-type="float" office:value="1" calcext:value-type="float">
            <text:p>1</text:p>
          </table:table-cell>
          <table:table-cell table:formula="of:=IF([.G6]&gt;[.I6];1;IF([.G6]=[.I6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vtype3</text:p>
          </table:table-cell>
          <table:table-cell office:value-type="float" office:value="0.9551" calcext:value-type="float">
            <text:p>0,9551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951706" calcext:value-type="float">
            <text:p>0,9517</text:p>
          </table:table-cell>
          <table:table-cell table:formula="of:=IF([.C7]&gt;[.D7];1;IF([.C7]=[.D7];&quot;X&quot;;2))" office:value-type="float" office:value="1" calcext:value-type="float">
            <text:p>1</text:p>
          </table:table-cell>
          <table:table-cell table:formula="of:=IF([.B7]&gt;[.D7];1;IF([.B7]=[.D7];&quot;X&quot;;2))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2.243781" calcext:value-type="float">
            <text:p>22,2</text:p>
          </table:table-cell>
          <table:table-cell table:formula="of:=IF([.H7]&gt;[.I7];1;IF([.H7]=[.I7];&quot;X&quot;;2))" office:value-type="float" office:value="1" calcext:value-type="float">
            <text:p>1</text:p>
          </table:table-cell>
          <table:table-cell table:formula="of:=IF([.G7]&gt;[.I7];1;IF([.G7]=[.I7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vtype7</text:p>
          </table:table-cell>
          <table:table-cell office:value-type="float" office:value="0.9089" calcext:value-type="float">
            <text:p>0,9089</text:p>
          </table:table-cell>
          <table:table-cell office:value-type="float" office:value="0.9281" calcext:value-type="float">
            <text:p>0,9281</text:p>
          </table:table-cell>
          <table:table-cell office:value-type="float" office:value="0.93126" calcext:value-type="float">
            <text:p>0,9313</text:p>
          </table:table-cell>
          <table:table-cell table:formula="of:=IF([.C8]&gt;[.D8];1;IF([.C8]=[.D8];&quot;X&quot;;2))" office:value-type="float" office:value="2" calcext:value-type="float">
            <text:p>2</text:p>
          </table:table-cell>
          <table:table-cell table:formula="of:=IF([.B8]&gt;[.D8];1;IF([.B8]=[.D8];&quot;X&quot;;2)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2.53739" calcext:value-type="float">
            <text:p>22,5</text:p>
          </table:table-cell>
          <table:table-cell table:formula="of:=IF([.H8]&gt;[.I8];1;IF([.H8]=[.I8];&quot;X&quot;;2))" office:value-type="float" office:value="1" calcext:value-type="float">
            <text:p>1</text:p>
          </table:table-cell>
          <table:table-cell table:formula="of:=IF([.G8]&gt;[.I8];1;IF([.G8]=[.I8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vtype avg</text:p>
          </table:table-cell>
          <table:table-cell table:style-name="ce5" table:formula="of:=AVERAGE([.B5:.B8])" office:value-type="float" office:value="0.8366" calcext:value-type="float">
            <text:p>0,8366</text:p>
          </table:table-cell>
          <table:table-cell table:style-name="ce5" table:formula="of:=AVERAGE([.C5:.C8])" office:value-type="float" office:value="0.8417" calcext:value-type="float">
            <text:p>0,8417</text:p>
          </table:table-cell>
          <table:table-cell table:style-name="ce5" table:formula="of:=AVERAGE([.D5:.D8])" office:value-type="float" office:value="0.85607475" calcext:value-type="float">
            <text:p>0,8561</text:p>
          </table:table-cell>
          <table:table-cell table:style-name="ce9" table:number-columns-repeated="2"/>
          <table:table-cell table:style-name="ce10" table:formula="of:=AVERAGE([.G5:.G8])" office:value-type="float" office:value="69.25" calcext:value-type="float">
            <text:p>69,3</text:p>
          </table:table-cell>
          <table:table-cell table:style-name="ce10" table:formula="of:=AVERAGE([.H5:.H8])" office:value-type="float" office:value="75" calcext:value-type="float">
            <text:p>75,0</text:p>
          </table:table-cell>
          <table:table-cell table:style-name="ce10" table:formula="of:=AVERAGE([.I5:.I8])" office:value-type="float" office:value="23.8095375" calcext:value-type="float">
            <text:p>23,8</text:p>
          </table:table-cell>
          <table:table-cell table:style-name="ce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fars_Fatal_Injury</text:p>
          </table:table-cell>
          <table:table-cell office:value-type="float" office:value="0.5871" calcext:value-type="float">
            <text:p>0,5871</text:p>
          </table:table-cell>
          <table:table-cell office:value-type="float" office:value="0.5871" calcext:value-type="float">
            <text:p>0,5871</text:p>
          </table:table-cell>
          <table:table-cell office:value-type="float" office:value="0.998163" calcext:value-type="float">
            <text:p>0,9982</text:p>
          </table:table-cell>
          <table:table-cell table:formula="of:=IF([.C10]&gt;[.D10];1;IF([.C10]=[.D10];&quot;X&quot;;2))" office:value-type="float" office:value="2" calcext:value-type="float">
            <text:p>2</text:p>
          </table:table-cell>
          <table:table-cell table:formula="of:=IF([.B10]&gt;[.D10];1;IF([.B10]=[.D10];&quot;X&quot;;2)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.947643" calcext:value-type="float">
            <text:p>2,9</text:p>
          </table:table-cell>
          <table:table-cell table:formula="of:=IF([.H10]&gt;[.I10];1;IF([.H10]=[.I10];&quot;X&quot;;2))" office:value-type="float" office:value="1" calcext:value-type="float">
            <text:p>1</text:p>
          </table:table-cell>
          <table:table-cell table:formula="of:=IF([.G10]&gt;[.I10];1;IF([.G10]=[.I10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rs_Incapaciting_Injury</text:p>
          </table:table-cell>
          <table:table-cell office:value-type="float" office:value="0.5572" calcext:value-type="float">
            <text:p>0,5572</text:p>
          </table:table-cell>
          <table:table-cell office:value-type="float" office:value="0.6919" calcext:value-type="float">
            <text:p>0,6919</text:p>
          </table:table-cell>
          <table:table-cell office:value-type="float" office:value="0.790104" calcext:value-type="float">
            <text:p>0,7901</text:p>
          </table:table-cell>
          <table:table-cell table:formula="of:=IF([.C11]&gt;[.D11];1;IF([.C11]=[.D11];&quot;X&quot;;2))" office:value-type="float" office:value="2" calcext:value-type="float">
            <text:p>2</text:p>
          </table:table-cell>
          <table:table-cell table:formula="of:=IF([.B11]&gt;[.D11];1;IF([.B11]=[.D11];&quot;X&quot;;2)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.924254" calcext:value-type="float">
            <text:p>2,9</text:p>
          </table:table-cell>
          <table:table-cell table:formula="of:=IF([.H11]&gt;[.I11];1;IF([.H11]=[.I11];&quot;X&quot;;2))" office:value-type="float" office:value="1" calcext:value-type="float">
            <text:p>1</text:p>
          </table:table-cell>
          <table:table-cell table:formula="of:=IF([.G11]&gt;[.I11];1;IF([.G11]=[.I11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rs_No_Injury</text:p>
          </table:table-cell>
          <table:table-cell office:value-type="float" office:value="0.8336" calcext:value-type="float">
            <text:p>0,8336</text:p>
          </table:table-cell>
          <table:table-cell office:value-type="float" office:value="0.8675" calcext:value-type="float">
            <text:p>0,8675</text:p>
          </table:table-cell>
          <table:table-cell office:value-type="float" office:value="0.955736" calcext:value-type="float">
            <text:p>0,9557</text:p>
          </table:table-cell>
          <table:table-cell table:formula="of:=IF([.C12]&gt;[.D12];1;IF([.C12]=[.D12];&quot;X&quot;;2))" office:value-type="float" office:value="2" calcext:value-type="float">
            <text:p>2</text:p>
          </table:table-cell>
          <table:table-cell table:formula="of:=IF([.B12]&gt;[.D12];1;IF([.B12]=[.D12];&quot;X&quot;;2)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.558397" calcext:value-type="float">
            <text:p>2,6</text:p>
          </table:table-cell>
          <table:table-cell table:formula="of:=IF([.H12]&gt;[.I12];1;IF([.H12]=[.I12];&quot;X&quot;;2))" office:value-type="float" office:value="1" calcext:value-type="float">
            <text:p>1</text:p>
          </table:table-cell>
          <table:table-cell table:formula="of:=IF([.G12]&gt;[.I12];1;IF([.G12]=[.I12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rs_Nonincapaciting_Evident_Injury</text:p>
          </table:table-cell>
          <table:table-cell office:value-type="float" office:value="0.5307" calcext:value-type="float">
            <text:p>0,5307</text:p>
          </table:table-cell>
          <table:table-cell office:value-type="float" office:value="0.7139" calcext:value-type="float">
            <text:p>0,7139</text:p>
          </table:table-cell>
          <table:table-cell office:value-type="float" office:value="0.765859" calcext:value-type="float">
            <text:p>0,7659</text:p>
          </table:table-cell>
          <table:table-cell table:formula="of:=IF([.C13]&gt;[.D13];1;IF([.C13]=[.D13];&quot;X&quot;;2))" office:value-type="float" office:value="2" calcext:value-type="float">
            <text:p>2</text:p>
          </table:table-cell>
          <table:table-cell table:formula="of:=IF([.B13]&gt;[.D13];1;IF([.B13]=[.D13];&quot;X&quot;;2)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.827565" calcext:value-type="float">
            <text:p>2,8</text:p>
          </table:table-cell>
          <table:table-cell table:formula="of:=IF([.H13]&gt;[.I13];1;IF([.H13]=[.I13];&quot;X&quot;;2))" office:value-type="float" office:value="1" calcext:value-type="float">
            <text:p>1</text:p>
          </table:table-cell>
          <table:table-cell table:formula="of:=IF([.G13]&gt;[.I13];1;IF([.G13]=[.I13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ars avg.</text:p>
          </table:table-cell>
          <table:table-cell table:style-name="ce5" table:formula="of:=AVERAGE([.B10:.B13])" office:value-type="float" office:value="0.62715" calcext:value-type="float">
            <text:p>0,6272</text:p>
          </table:table-cell>
          <table:table-cell table:style-name="ce5" table:formula="of:=AVERAGE([.C10:.C13])" office:value-type="float" office:value="0.7151" calcext:value-type="float">
            <text:p>0,7151</text:p>
          </table:table-cell>
          <table:table-cell table:style-name="ce5" table:formula="of:=AVERAGE([.D10:.D13])" office:value-type="float" office:value="0.8774655" calcext:value-type="float">
            <text:p>0,8775</text:p>
          </table:table-cell>
          <table:table-cell table:number-columns-repeated="2"/>
          <table:table-cell table:style-name="ce10" table:formula="of:=AVERAGE([.G10:.G13])" office:value-type="float" office:value="23.75" calcext:value-type="float">
            <text:p>23,8</text:p>
          </table:table-cell>
          <table:table-cell table:style-name="ce10" table:formula="of:=AVERAGE([.H10:.H13])" office:value-type="float" office:value="81" calcext:value-type="float">
            <text:p>81,0</text:p>
          </table:table-cell>
          <table:table-cell table:style-name="ce10" table:formula="of:=AVERAGE([.I10:.I13])" office:value-type="float" office:value="2.81446475" calcext:value-type="float">
            <text:p>2,8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KDDCup99_dos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99968" calcext:value-type="float">
            <text:p>0,9997</text:p>
          </table:table-cell>
          <table:table-cell table:formula="of:=IF([.C15]&gt;[.D15];1;IF([.C15]=[.D15];&quot;X&quot;;2))" office:value-type="float" office:value="2" calcext:value-type="float">
            <text:p>2</text:p>
          </table:table-cell>
          <table:table-cell table:formula="of:=IF([.B15]&gt;[.D15];1;IF([.B15]=[.D15];&quot;X&quot;;2))" office:value-type="float" office:value="2" calcext:value-type="float">
            <text:p>2</text:p>
          </table:table-cell>
          <table:table-cell office:value-type="float" office:value="4362" calcext:value-type="float">
            <text:p>4362</text:p>
          </table:table-cell>
          <table:table-cell office:value-type="float" office:value="78" calcext:value-type="float">
            <text:p>78</text:p>
          </table:table-cell>
          <table:table-cell office:value-type="float" office:value="155.741865" calcext:value-type="float">
            <text:p>155,7</text:p>
          </table:table-cell>
          <table:table-cell table:formula="of:=IF([.H15]&gt;[.I15];1;IF([.H15]=[.I15];&quot;X&quot;;2))" office:value-type="float" office:value="2" calcext:value-type="float">
            <text:p>2</text:p>
          </table:table-cell>
          <table:table-cell table:formula="of:=IF([.G15]&gt;[.I15];1;IF([.G15]=[.I15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DCup99_normal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999553" calcext:value-type="float">
            <text:p>0,9996</text:p>
          </table:table-cell>
          <table:table-cell table:formula="of:=IF([.C16]&gt;[.D16];1;IF([.C16]=[.D16];&quot;X&quot;;2))" office:value-type="float" office:value="2" calcext:value-type="float">
            <text:p>2</text:p>
          </table:table-cell>
          <table:table-cell table:formula="of:=IF([.B16]&gt;[.D16];1;IF([.B16]=[.D16];&quot;X&quot;;2))" office:value-type="float" office:value="2" calcext:value-type="float">
            <text:p>2</text:p>
          </table:table-cell>
          <table:table-cell office:value-type="float" office:value="4317" calcext:value-type="float">
            <text:p>4317</text:p>
          </table:table-cell>
          <table:table-cell office:value-type="float" office:value="76" calcext:value-type="float">
            <text:p>76</text:p>
          </table:table-cell>
          <table:table-cell office:value-type="float" office:value="154.137353" calcext:value-type="float">
            <text:p>154,1</text:p>
          </table:table-cell>
          <table:table-cell table:formula="of:=IF([.H16]&gt;[.I16];1;IF([.H16]=[.I16];&quot;X&quot;;2))" office:value-type="float" office:value="2" calcext:value-type="float">
            <text:p>2</text:p>
          </table:table-cell>
          <table:table-cell table:formula="of:=IF([.G16]&gt;[.I16];1;IF([.G16]=[.I16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DCup99_probe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99008" calcext:value-type="float">
            <text:p>0,9990</text:p>
          </table:table-cell>
          <table:table-cell table:formula="of:=IF([.C17]&gt;[.D17];1;IF([.C17]=[.D17];&quot;X&quot;;2))" office:value-type="float" office:value="2" calcext:value-type="float">
            <text:p>2</text:p>
          </table:table-cell>
          <table:table-cell table:formula="of:=IF([.B17]&gt;[.D17];1;IF([.B17]=[.D17];&quot;X&quot;;2))" office:value-type="float" office:value="2" calcext:value-type="float">
            <text:p>2</text:p>
          </table:table-cell>
          <table:table-cell office:value-type="float" office:value="4402" calcext:value-type="float">
            <text:p>4402</text:p>
          </table:table-cell>
          <table:table-cell office:value-type="float" office:value="77" calcext:value-type="float">
            <text:p>77</text:p>
          </table:table-cell>
          <table:table-cell office:value-type="float" office:value="153.418573" calcext:value-type="float">
            <text:p>153,4</text:p>
          </table:table-cell>
          <table:table-cell table:formula="of:=IF([.H17]&gt;[.I17];1;IF([.H17]=[.I17];&quot;X&quot;;2))" office:value-type="float" office:value="2" calcext:value-type="float">
            <text:p>2</text:p>
          </table:table-cell>
          <table:table-cell table:formula="of:=IF([.G17]&gt;[.I17];1;IF([.G17]=[.I17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DCup99_r2l</text:p>
          </table:table-cell>
          <table:table-cell office:value-type="float" office:value="0.9251" calcext:value-type="float">
            <text:p>0,9251</text:p>
          </table:table-cell>
          <table:table-cell office:value-type="float" office:value="0.984" calcext:value-type="float">
            <text:p>0,9840</text:p>
          </table:table-cell>
          <table:table-cell office:value-type="float" office:value="0.992696" calcext:value-type="float">
            <text:p>0,9927</text:p>
          </table:table-cell>
          <table:table-cell table:formula="of:=IF([.C18]&gt;[.D18];1;IF([.C18]=[.D18];&quot;X&quot;;2))" office:value-type="float" office:value="2" calcext:value-type="float">
            <text:p>2</text:p>
          </table:table-cell>
          <table:table-cell table:formula="of:=IF([.B18]&gt;[.D18];1;IF([.B18]=[.D18];&quot;X&quot;;2))" office:value-type="float" office:value="2" calcext:value-type="float">
            <text:p>2</text:p>
          </table:table-cell>
          <table:table-cell office:value-type="float" office:value="4412" calcext:value-type="float">
            <text:p>4412</text:p>
          </table:table-cell>
          <table:table-cell office:value-type="float" office:value="75" calcext:value-type="float">
            <text:p>75</text:p>
          </table:table-cell>
          <table:table-cell office:value-type="float" office:value="155.880462" calcext:value-type="float">
            <text:p>155,9</text:p>
          </table:table-cell>
          <table:table-cell table:formula="of:=IF([.H18]&gt;[.I18];1;IF([.H18]=[.I18];&quot;X&quot;;2))" office:value-type="float" office:value="2" calcext:value-type="float">
            <text:p>2</text:p>
          </table:table-cell>
          <table:table-cell table:formula="of:=IF([.G18]&gt;[.I18];1;IF([.G18]=[.I18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KDD avg.</text:p>
          </table:table-cell>
          <table:table-cell table:style-name="ce5" table:formula="of:=AVERAGE([.B15:.B18])" office:value-type="float" office:value="0.978625" calcext:value-type="float">
            <text:p>0,9786</text:p>
          </table:table-cell>
          <table:table-cell table:style-name="ce5" table:formula="of:=AVERAGE([.C15:.C18])" office:value-type="float" office:value="0.993675" calcext:value-type="float">
            <text:p>0,9937</text:p>
          </table:table-cell>
          <table:table-cell table:style-name="ce5" table:formula="of:=AVERAGE([.D15:.D18])" office:value-type="float" office:value="0.99773425" calcext:value-type="float">
            <text:p>0,9977</text:p>
          </table:table-cell>
          <table:table-cell table:number-columns-repeated="2"/>
          <table:table-cell table:style-name="ce10" table:formula="of:=AVERAGE([.G15:.G18])" office:value-type="float" office:value="4373.25" calcext:value-type="float">
            <text:p>4373,3</text:p>
          </table:table-cell>
          <table:table-cell table:style-name="ce10" table:formula="of:=AVERAGE([.H15:.H18])" office:value-type="float" office:value="76.5" calcext:value-type="float">
            <text:p>76,5</text:p>
          </table:table-cell>
          <table:table-cell table:style-name="ce10" table:formula="of:=AVERAGE([.I15:.I18])" office:value-type="float" office:value="154.79456325" calcext:value-type="float">
            <text:p>154,8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oker0</text:p>
          </table:table-cell>
          <table:table-cell office:value-type="float" office:value="0.6183" calcext:value-type="float">
            <text:p>0,6183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622404" calcext:value-type="float">
            <text:p>0,6224</text:p>
          </table:table-cell>
          <table:table-cell table:formula="of:=IF([.C20]&gt;[.D20];1;IF([.C20]=[.D20];&quot;X&quot;;2))" office:value-type="float" office:value="1" calcext:value-type="float">
            <text:p>1</text:p>
          </table:table-cell>
          <table:table-cell table:formula="of:=IF([.B20]&gt;[.D20];1;IF([.B20]=[.D20];&quot;X&quot;;2))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0.30147" calcext:value-type="float">
            <text:p>10,3</text:p>
          </table:table-cell>
          <table:table-cell table:formula="of:=IF([.H20]&gt;[.I20];1;IF([.H20]=[.I20];&quot;X&quot;;2))" office:value-type="float" office:value="1" calcext:value-type="float">
            <text:p>1</text:p>
          </table:table-cell>
          <table:table-cell table:formula="of:=IF([.G20]&gt;[.I20];1;IF([.G20]=[.I20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ker1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5848" calcext:value-type="float">
            <text:p>0,5848</text:p>
          </table:table-cell>
          <table:table-cell office:value-type="float" office:value="0.567926" calcext:value-type="float">
            <text:p>0,5679</text:p>
          </table:table-cell>
          <table:table-cell table:formula="of:=IF([.C21]&gt;[.D21];1;IF([.C21]=[.D21];&quot;X&quot;;2))" office:value-type="float" office:value="1" calcext:value-type="float">
            <text:p>1</text:p>
          </table:table-cell>
          <table:table-cell table:formula="of:=IF([.B21]&gt;[.D21];1;IF([.B21]=[.D21];&quot;X&quot;;2))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.74909" calcext:value-type="float">
            <text:p>10,7</text:p>
          </table:table-cell>
          <table:table-cell table:formula="of:=IF([.H21]&gt;[.I21];1;IF([.H21]=[.I21];&quot;X&quot;;2))" office:value-type="float" office:value="1" calcext:value-type="float">
            <text:p>1</text:p>
          </table:table-cell>
          <table:table-cell table:formula="of:=IF([.G21]&gt;[.I21];1;IF([.G21]=[.I21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ker2</text:p>
          </table:table-cell>
          <table:table-cell office:value-type="float" office:value="0.3713" calcext:value-type="float">
            <text:p>0,3713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541126" calcext:value-type="float">
            <text:p>0,5411</text:p>
          </table:table-cell>
          <table:table-cell table:formula="of:=IF([.C22]&gt;[.D22];1;IF([.C22]=[.D22];&quot;X&quot;;2))" office:value-type="float" office:value="1" calcext:value-type="float">
            <text:p>1</text:p>
          </table:table-cell>
          <table:table-cell table:formula="of:=IF([.B22]&gt;[.D22];1;IF([.B22]=[.D22];&quot;X&quot;;2))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0.033058" calcext:value-type="float">
            <text:p>10,0</text:p>
          </table:table-cell>
          <table:table-cell table:formula="of:=IF([.H22]&gt;[.I22];1;IF([.H22]=[.I22];&quot;X&quot;;2))" office:value-type="float" office:value="1" calcext:value-type="float">
            <text:p>1</text:p>
          </table:table-cell>
          <table:table-cell table:formula="of:=IF([.G22]&gt;[.I22];1;IF([.G22]=[.I22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ker3</text:p>
          </table:table-cell>
          <table:table-cell office:value-type="float" office:value="0.272" calcext:value-type="float">
            <text:p>0,2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595371" calcext:value-type="float">
            <text:p>0,5954</text:p>
          </table:table-cell>
          <table:table-cell table:formula="of:=IF([.C23]&gt;[.D23];1;IF([.C23]=[.D23];&quot;X&quot;;2))" office:value-type="float" office:value="1" calcext:value-type="float">
            <text:p>1</text:p>
          </table:table-cell>
          <table:table-cell table:formula="of:=IF([.B23]&gt;[.D23];1;IF([.B23]=[.D23];&quot;X&quot;;2))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1.00173" calcext:value-type="float">
            <text:p>11,0</text:p>
          </table:table-cell>
          <table:table-cell table:formula="of:=IF([.H23]&gt;[.I23];1;IF([.H23]=[.I23];&quot;X&quot;;2))" office:value-type="float" office:value="1" calcext:value-type="float">
            <text:p>1</text:p>
          </table:table-cell>
          <table:table-cell table:formula="of:=IF([.G23]&gt;[.I23];1;IF([.G23]=[.I23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ker avg.</text:p>
          </table:table-cell>
          <table:table-cell table:style-name="ce5" table:formula="of:=AVERAGE([.B20:.B23])" office:value-type="float" office:value="0.4558" calcext:value-type="float">
            <text:p>0,4558</text:p>
          </table:table-cell>
          <table:table-cell table:style-name="ce5" table:formula="of:=AVERAGE([.C20:.C23])" office:value-type="float" office:value="0.65685" calcext:value-type="float">
            <text:p>0,6569</text:p>
          </table:table-cell>
          <table:table-cell table:style-name="ce5" table:formula="of:=AVERAGE([.D20:.D23])" office:value-type="float" office:value="0.58170675" calcext:value-type="float">
            <text:p>0,5817</text:p>
          </table:table-cell>
          <table:table-cell table:number-columns-repeated="2"/>
          <table:table-cell table:style-name="ce10" table:formula="of:=AVERAGE([.G20:.G23])" office:value-type="float" office:value="58.25" calcext:value-type="float">
            <text:p>58,3</text:p>
          </table:table-cell>
          <table:table-cell table:style-name="ce10" table:formula="of:=AVERAGE([.H20:.H23])" office:value-type="float" office:value="108" calcext:value-type="float">
            <text:p>108,0</text:p>
          </table:table-cell>
          <table:table-cell table:style-name="ce10" table:formula="of:=AVERAGE([.I20:.I23])" office:value-type="float" office:value="10.521337" calcext:value-type="float">
            <text:p>10,5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0.9595" calcext:value-type="float">
            <text:p>0,9595</text:p>
          </table:table-cell>
          <table:table-cell office:value-type="float" office:value="0.9597" calcext:value-type="float">
            <text:p>0,9597</text:p>
          </table:table-cell>
          <table:table-cell office:value-type="float" office:value="0.938098" calcext:value-type="float">
            <text:p>0,9381</text:p>
          </table:table-cell>
          <table:table-cell table:formula="of:=IF([.C25]&gt;[.D25];1;IF([.C25]=[.D25];&quot;X&quot;;2))" office:value-type="float" office:value="1" calcext:value-type="float">
            <text:p>1</text:p>
          </table:table-cell>
          <table:table-cell table:formula="of:=IF([.B25]&gt;[.D25];1;IF([.B25]=[.D25];&quot;X&quot;;2)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.286311" calcext:value-type="float">
            <text:p>1,3</text:p>
          </table:table-cell>
          <table:table-cell table:formula="of:=IF([.H25]&gt;[.I25];1;IF([.H25]=[.I25];&quot;X&quot;;2))" office:value-type="float" office:value="1" calcext:value-type="float">
            <text:p>1</text:p>
          </table:table-cell>
          <table:table-cell table:formula="of:=IF([.G25]&gt;[.I25];1;IF([.G25]=[.I25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y</text:p>
          </table:table-cell>
          <table:table-cell office:value-type="float" office:value="0.5477" calcext:value-type="float">
            <text:p>0,5477</text:p>
          </table:table-cell>
          <table:table-cell office:value-type="float" office:value="0.5524" calcext:value-type="float">
            <text:p>0,5524</text:p>
          </table:table-cell>
          <table:table-cell office:value-type="float" office:value="0.672175" calcext:value-type="float">
            <text:p>0,6722</text:p>
          </table:table-cell>
          <table:table-cell table:formula="of:=IF([.C26]&gt;[.D26];1;IF([.C26]=[.D26];&quot;X&quot;;2))" office:value-type="float" office:value="2" calcext:value-type="float">
            <text:p>2</text:p>
          </table:table-cell>
          <table:table-cell table:formula="of:=IF([.B26]&gt;[.D26];1;IF([.B26]=[.D26];&quot;X&quot;;2))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03" calcext:value-type="float">
            <text:p>103</text:p>
          </table:table-cell>
          <table:table-cell office:value-type="float" office:value="90.482355" calcext:value-type="float">
            <text:p>90,5</text:p>
          </table:table-cell>
          <table:table-cell table:formula="of:=IF([.H26]&gt;[.I26];1;IF([.H26]=[.I26];&quot;X&quot;;2))" office:value-type="float" office:value="1" calcext:value-type="float">
            <text:p>1</text:p>
          </table:table-cell>
          <table:table-cell table:formula="of:=IF([.G26]&gt;[.I26];1;IF([.G26]=[.I26];&quot;X&quot;;2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6" table:formula="of:=AVERAGE([.B4:.B26])" office:value-type="float" office:value="0.713090217391304" calcext:value-type="float">
            <text:p>0,7131</text:p>
          </table:table-cell>
          <table:table-cell table:style-name="ce6" table:formula="of:=AVERAGE([.C4:.C26])" office:value-type="float" office:value="0.78573152173913" calcext:value-type="float">
            <text:p>0,7857</text:p>
          </table:table-cell>
          <table:table-cell table:style-name="ce6" table:formula="of:=AVERAGE([.D4:.D26])" office:value-type="float" office:value="0.822750358695652" calcext:value-type="float">
            <text:p>0,8228</text:p>
          </table:table-cell>
          <table:table-cell table:style-name="ce4" table:number-columns-repeated="2"/>
          <table:table-cell table:style-name="ce11" table:formula="of:=AVERAGE([.G4:.G26])" office:value-type="float" office:value="1073.45652173913" calcext:value-type="float">
            <text:p>1073,5</text:p>
          </table:table-cell>
          <table:table-cell table:style-name="ce11" table:formula="of:=AVERAGE([.H4:.H26])" office:value-type="float" office:value="84.9782608695652" calcext:value-type="float">
            <text:p>85,0</text:p>
          </table:table-cell>
          <table:table-cell table:style-name="ce11" table:formula="of:=AVERAGE([.I4:.I26])" office:value-type="float" office:value="45.9437783695652" calcext:value-type="float">
            <text:p>45,9</text:p>
          </table:table-cell>
          <table:table-cell table:style-name="ce4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0:44:26.597106565</dc:date>
    <meta:editing-duration>PT11M48S</meta:editing-duration>
    <meta:editing-cycles>2</meta:editing-cycles>
    <meta:generator>LibreOffice/7.3.7.2$Linux_X86_64 LibreOffice_project/30$Build-2</meta:generator>
    <meta:document-statistic meta:table-count="2" meta:cell-count="1832" meta:object-count="0"/>
  </office:meta>
</office:document-meta>
</file>